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71cm" fo:margin-left="0.021cm" fo:margin-right="3.11cm" fo:margin-top="0cm" fo:margin-bottom="0cm" table:align="margins" style:writing-mode="lr-tb"/>
    </style:style>
    <style:style style:name="Таблица1.A" style:family="table-column">
      <style:table-column-properties style:column-width="4.004cm" style:rel-column-width="15740*"/>
    </style:style>
    <style:style style:name="Таблица1.B" style:family="table-column">
      <style:table-column-properties style:column-width="4.233cm" style:rel-column-width="16642*"/>
    </style:style>
    <style:style style:name="Таблица1.C" style:family="table-column">
      <style:table-column-properties style:column-width="4.21cm" style:rel-column-width="16551*"/>
    </style:style>
    <style:style style:name="Таблица1.D" style:family="table-column">
      <style:table-column-properties style:column-width="4.223cm" style:rel-column-width="1660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Таблица2" style:family="table">
      <style:table-properties style:width="15.443cm" fo:margin-left="0cm" table:align="left"/>
    </style:style>
    <style:style style:name="Таблица2.A" style:family="table-column">
      <style:table-column-properties style:column-width="2.942cm"/>
    </style:style>
    <style:style style:name="Таблица2.B" style:family="table-column">
      <style:table-column-properties style:column-width="12.501cm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3" style:family="table">
      <style:table-properties style:width="18.918cm" fo:margin-left="-1.715cm" table:align="left"/>
    </style:style>
    <style:style style:name="Таблица3.A" style:family="table-column">
      <style:table-column-properties style:column-width="0.912cm"/>
    </style:style>
    <style:style style:name="Таблица3.B" style:family="table-column">
      <style:table-column-properties style:column-width="6.994cm"/>
    </style:style>
    <style:style style:name="Таблица3.C" style:family="table-column">
      <style:table-column-properties style:column-width="2.501cm"/>
    </style:style>
    <style:style style:name="Таблица3.D" style:family="table-column">
      <style:table-column-properties style:column-width="2cm"/>
    </style:style>
    <style:style style:name="Таблица3.E" style:family="table-column">
      <style:table-column-properties style:column-width="2.251cm"/>
    </style:style>
    <style:style style:name="Таблица3.G" style:family="table-column">
      <style:table-column-properties style:column-width="1.759cm"/>
    </style:style>
    <style:style style:name="Таблица3.1" style:family="table-row">
      <style:table-row-properties style:min-row-height="2.708cm" style:use-optimal-row-height="false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9" style:family="table-row">
      <style:table-row-properties style:min-row-height="0.864cm" style:use-optimal-row-height="false"/>
    </style:style>
    <style:style style:name="Таблица4" style:family="table">
      <style:table-properties style:width="19.006cm" fo:margin-left="-1.715cm" table:align="left"/>
    </style:style>
    <style:style style:name="Таблица4.A" style:family="table-column">
      <style:table-column-properties style:column-width="0.912cm"/>
    </style:style>
    <style:style style:name="Таблица4.B" style:family="table-column">
      <style:table-column-properties style:column-width="6.244cm"/>
    </style:style>
    <style:style style:name="Таблица4.C" style:family="table-column">
      <style:table-column-properties style:column-width="2.501cm"/>
    </style:style>
    <style:style style:name="Таблица4.D" style:family="table-column">
      <style:table-column-properties style:column-width="2cm"/>
    </style:style>
    <style:style style:name="Таблица4.E" style:family="table-column">
      <style:table-column-properties style:column-width="2.499cm"/>
    </style:style>
    <style:style style:name="Таблица4.G" style:family="table-column">
      <style:table-column-properties style:column-width="2.348cm"/>
    </style:style>
    <style:style style:name="Таблица4.1" style:family="table-row">
      <style:table-row-properties style:min-row-height="2.708cm" style:use-optimal-row-height="false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ConsPlusNonformat">
      <style:paragraph-properties fo:margin-top="0cm" fo:margin-bottom="0cm" loext:contextual-spacing="false" fo:text-align="center" style:justify-single-word="false"/>
      <style:text-properties style:text-position="super 58%"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-0.002cm" fo:text-align="end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8pt" style:font-size-asian="8pt" style:font-size-complex="8pt"/>
    </style:style>
    <style:style style:name="P15" style:family="paragraph" style:parent-style-name="Standard">
      <style:paragraph-properties fo:margin-left="0cm" fo:margin-right="-0.002cm" fo:text-align="end" style:justify-single-word="false" fo:text-indent="1.27cm" style:auto-text-indent="fals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left="0cm" fo:margin-right="-0.002cm" fo:text-align="end" style:justify-single-word="false" fo:text-indent="1.27cm" style:auto-text-indent="false">
        <style:tab-stops>
          <style:tab-stop style:position="0cm"/>
        </style:tab-stops>
      </style:paragraph-properties>
      <style:text-properties fo:background-color="#ffff00"/>
    </style:style>
    <style:style style:name="P17" style:family="paragraph" style:parent-style-name="Standard">
      <style:paragraph-properties fo:margin-left="-0.501cm" fo:margin-right="-0.501cm" fo:text-indent="10.502cm" style:auto-text-indent="false">
        <style:tab-stops>
          <style:tab-stop style:position="11.502cm"/>
        </style:tab-stops>
      </style:paragraph-properties>
    </style:style>
    <style:style style:name="P18" style:family="paragraph" style:parent-style-name="Standard">
      <style:paragraph-properties fo:margin-left="-0.501cm" fo:margin-right="-0.501cm" fo:text-align="center" style:justify-single-word="false" fo:text-indent="10.502cm" style:auto-text-indent="false">
        <style:tab-stops>
          <style:tab-stop style:position="11.502cm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margin-left="-0.501cm" fo:margin-right="-0.501cm" fo:text-align="justify" style:justify-single-word="false" fo:text-indent="10.502cm" style:auto-text-indent="false"/>
    </style:style>
    <style:style style:name="P20" style:family="paragraph" style:parent-style-name="Standard">
      <style:paragraph-properties fo:margin-left="-0.501cm" fo:margin-right="-0.501cm" fo:text-indent="0cm" style:auto-text-indent="false"/>
    </style:style>
    <style:style style:name="P21" style:family="paragraph" style:parent-style-name="Standard">
      <style:paragraph-properties fo:margin-left="-0.501cm" fo:margin-right="-0.501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-0.501cm" fo:margin-right="-0.501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-0.501cm" fo:margin-right="-0.501cm" fo:margin-top="0cm" fo:margin-bottom="0cm" loext:contextual-spacing="false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-0.501cm" fo:margin-right="-0.501cm" fo:margin-top="0cm" fo:margin-bottom="0cm" loext:contextual-spacing="false" fo:line-height="100%" fo:orphans="0" fo:widows="0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-0.501cm" fo:margin-right="-0.501cm" fo:margin-top="0cm" fo:margin-bottom="0cm" loext:contextual-spacing="false" fo:line-height="100%" fo:text-align="end" style:justify-single-word="false" fo:orphans="0" fo:widows="0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 style:font-style-complex="italic"/>
    </style:style>
    <style:style style:name="P26" style:family="paragraph" style:parent-style-name="Standard">
      <style:paragraph-properties fo:margin-left="0cm" fo:margin-right="-0.501cm" fo:text-indent="0cm" style:auto-text-indent="false"/>
    </style:style>
    <style:style style:name="P27" style:family="paragraph" style:parent-style-name="Standard" style:master-page-name="">
      <style:paragraph-properties fo:margin-left="0cm" fo:margin-right="0cm" fo:margin-top="0.409cm" fo:margin-bottom="0.3cm" loext:contextual-spacing="false" fo:line-height="150%" fo:text-align="justify" style:justify-single-word="false" fo:orphans="2" fo:widows="2" fo:text-indent="0cm" style:auto-text-indent="false" style:page-number="auto" style:writing-mode="lr-tb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Calibri" fo:font-size="8pt" style:font-size-asian="8pt" style:font-name-complex="Calibri" style:font-size-complex="8pt"/>
    </style:style>
    <style:style style:name="P30" style:family="paragraph" style:parent-style-name="Обычный">
      <style:paragraph-properties fo:margin-left="1.27cm" fo:margin-right="0cm" fo:text-indent="0cm" style:auto-text-indent="false">
        <style:tab-stops/>
      </style:paragraph-properties>
      <style:text-properties fo:font-size="11pt" fo:font-weight="bold" officeooo:paragraph-rsid="000debe1" style:font-size-asian="11pt" style:font-weight-asian="bold" style:font-size-complex="11pt" style:font-weight-complex="bold"/>
    </style:style>
    <style:style style:name="P31" style:family="paragraph" style:parent-style-name="Обычный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fo:font-size="11pt" fo:font-weight="bold" officeooo:paragraph-rsid="000debe1" style:font-size-asian="11pt" style:font-weight-asian="bold" style:font-size-complex="11pt" style:font-weight-complex="bold"/>
    </style:style>
    <style:style style:name="P32" style:family="paragraph" style:parent-style-name="Обычный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officeooo:paragraph-rsid="000debe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.953cm" style:auto-text-indent="false" style:text-autospace="none"/>
      <style:text-properties style:font-name="Calibri" fo:font-size="8pt" style:font-size-asian="8pt" style:font-name-complex="Calibri" style:font-size-complex="8pt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.501cm" style:auto-text-indent="false" style:text-autospace="none"/>
    </style:style>
    <style:style style:name="P35" style:family="paragraph" style:parent-style-name="Standard">
      <style:paragraph-properties fo:margin-left="9.001cm" fo:margin-right="-0.501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left="9.001cm" fo:margin-right="-0.501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super 58%" style:font-name="Times New Roman" fo:font-size="12pt" style:font-size-asian="12pt" style:font-name-complex="Times New Roman1" style:font-size-complex="12pt"/>
    </style:style>
    <style:style style:name="P37" style:family="paragraph" style:parent-style-name="Standard">
      <style:paragraph-properties fo:margin-left="9.001cm" fo:margin-right="-0.501cm" fo:margin-top="0cm" fo:margin-bottom="0cm" loext:contextual-spacing="false" fo:line-height="100%" fo:text-align="justify" style:justify-single-word="false" fo:orphans="0" fo:widows="0" fo:text-indent="0cm" style:auto-text-indent="false"/>
    </style:style>
    <style:style style:name="P38" style:family="paragraph" style:parent-style-name="Standard">
      <style:paragraph-properties fo:margin-left="-0.501cm" fo:margin-right="-0.501cm" fo:margin-top="0cm" fo:margin-bottom="0cm" loext:contextual-spacing="false" fo:line-height="100%" fo:text-align="justify" style:justify-single-word="false" fo:orphans="0" fo:widows="0" fo:text-indent="0.953cm" style:auto-text-indent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paragraph-properties fo:margin-left="-0.501cm" fo:margin-right="-0.501cm" fo:margin-top="0cm" fo:margin-bottom="0cm" loext:contextual-spacing="false" fo:line-height="100%" fo:orphans="0" fo:widows="0" fo:text-indent="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left="-0.501cm" fo:margin-right="-0.501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left="-0.501cm" fo:margin-right="-0.501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42" style:family="paragraph" style:parent-style-name="Standard">
      <style:paragraph-properties fo:margin-left="-0.501cm" fo:margin-right="-0.501cm" fo:margin-top="0cm" fo:margin-bottom="0cm" loext:contextual-spacing="false" fo:line-height="100%" fo:text-align="center" style:justify-single-word="false" fo:orphans="0" fo:widows="0" fo:text-indent="1cm" style:auto-text-indent="false"/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ConsPlusNonformat">
      <style:paragraph-properties fo:text-align="justify" style:justify-single-word="false"/>
    </style:style>
    <style:style style:name="P44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5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orphans="0" fo:widows="0" fo:text-indent="0cm" style:auto-text-indent="false" style:page-number="auto" style:writing-mode="lr-tb"/>
      <style:text-properties officeooo:paragraph-rsid="000a559f"/>
    </style:style>
    <style:style style:name="P46" style:family="paragraph" style:parent-style-name="Без_20_интервала">
      <style:paragraph-properties fo:text-align="justify" style:justify-single-word="false"/>
      <style:text-properties fo:font-size="11pt" officeooo:paragraph-rsid="000debe1" style:font-size-asian="11pt" style:font-name-complex="Times New Roman" style:font-weight-complex="bold"/>
    </style:style>
    <style:style style:name="P47" style:family="paragraph" style:parent-style-name="Обычный">
      <style:paragraph-properties fo:text-align="center" style:justify-single-word="false"/>
      <style:text-properties fo:font-size="11pt" fo:font-weight="bold" officeooo:paragraph-rsid="000debe1" style:font-size-asian="11pt" style:font-weight-asian="bold" style:font-size-complex="11pt" style:font-weight-complex="bold"/>
    </style:style>
    <style:style style:name="P48" style:family="paragraph" style:parent-style-name="Обычный">
      <style:paragraph-properties fo:text-align="end" style:justify-single-word="false"/>
      <style:text-properties fo:font-size="11pt" officeooo:paragraph-rsid="000debe1" style:font-size-asian="11pt" style:font-size-complex="11pt" style:font-weight-complex="bold"/>
    </style:style>
    <style:style style:name="P49" style:family="paragraph" style:parent-style-name="Обычный">
      <style:paragraph-properties fo:text-align="justify" style:justify-single-word="false"/>
      <style:text-properties fo:font-size="11pt" officeooo:paragraph-rsid="000debe1" style:font-size-asian="11pt" style:font-size-complex="11pt" style:font-weight-complex="bold"/>
    </style:style>
    <style:style style:name="P50" style:family="paragraph" style:parent-style-name="Обычный">
      <style:paragraph-properties fo:text-align="center" style:justify-single-word="false"/>
      <style:text-properties fo:font-size="11pt" officeooo:paragraph-rsid="000debe1" style:font-size-asian="11pt" style:font-size-complex="11pt" style:font-weight-complex="bold"/>
    </style:style>
    <style:style style:name="P51" style:family="paragraph" style:parent-style-name="Обычный">
      <style:paragraph-properties fo:text-align="start" style:justify-single-word="false"/>
      <style:text-properties fo:font-size="11pt" officeooo:paragraph-rsid="000debe1" style:font-size-asian="11pt" style:font-size-complex="11pt" style:font-weight-complex="bold"/>
    </style:style>
    <style:style style:name="P52" style:family="paragraph" style:parent-style-name="Обычный">
      <style:text-properties fo:font-size="11pt" officeooo:paragraph-rsid="000debe1" style:font-size-asian="11pt" style:font-size-complex="11pt" style:font-weight-complex="bold"/>
    </style:style>
    <style:style style:name="P53" style:family="paragraph" style:parent-style-name="Обычный">
      <style:paragraph-properties fo:text-align="center" style:justify-single-word="false"/>
      <style:text-properties fo:font-size="11pt" officeooo:paragraph-rsid="000debe1" style:font-size-asian="11pt" style:font-size-complex="11pt"/>
    </style:style>
    <style:style style:name="P54" style:family="paragraph" style:parent-style-name="Обычный">
      <style:paragraph-properties fo:text-align="justify" style:justify-single-word="false"/>
      <style:text-properties fo:font-size="11pt" officeooo:paragraph-rsid="000debe1" style:font-size-asian="11pt" style:font-size-complex="11pt"/>
    </style:style>
    <style:style style:name="P55" style:family="paragraph" style:parent-style-name="Обычный">
      <style:paragraph-properties fo:text-align="justify" style:justify-single-word="false"/>
      <style:text-properties fo:font-size="11pt" officeooo:paragraph-rsid="000fde17" style:font-size-asian="11pt" style:font-size-complex="11pt"/>
    </style:style>
    <style:style style:name="P56" style:family="paragraph" style:parent-style-name="Обычный">
      <style:text-properties fo:font-size="11pt" officeooo:paragraph-rsid="000debe1" style:font-size-asian="11pt" style:font-size-complex="11pt"/>
    </style:style>
    <style:style style:name="P57" style:family="paragraph" style:parent-style-name="Обычный">
      <style:text-properties fo:font-size="11pt" officeooo:paragraph-rsid="000fde17" style:font-size-asian="11pt" style:font-size-complex="11pt"/>
    </style:style>
    <style:style style:name="P58" style:family="paragraph" style:parent-style-name="Обычный">
      <style:paragraph-properties fo:text-align="end" style:justify-single-word="false"/>
      <style:text-properties officeooo:paragraph-rsid="000debe1"/>
    </style:style>
    <style:style style:name="P59" style:family="paragraph" style:parent-style-name="Обычный">
      <style:paragraph-properties fo:text-align="center" style:justify-single-word="false"/>
      <style:text-properties fo:font-size="9pt" fo:font-weight="bold" officeooo:paragraph-rsid="000debe1" style:font-size-asian="9pt" style:font-weight-asian="bold" style:font-size-complex="9pt" style:font-weight-complex="bold"/>
    </style:style>
    <style:style style:name="P60" style:family="paragraph" style:parent-style-name="Обычный">
      <style:paragraph-properties fo:text-align="center" style:justify-single-word="false"/>
      <style:text-properties fo:font-size="9pt" fo:font-weight="bold" officeooo:paragraph-rsid="000debe1" style:font-size-asian="9pt" style:font-weight-asian="bold" style:font-size-complex="9pt"/>
    </style:style>
    <style:style style:name="P61" style:family="paragraph" style:parent-style-name="Обычный">
      <style:text-properties fo:font-size="9pt" officeooo:paragraph-rsid="000debe1" style:font-size-asian="9pt" style:font-size-complex="9pt"/>
    </style:style>
    <style:style style:name="P62" style:family="paragraph" style:parent-style-name="Обычный">
      <style:paragraph-properties fo:text-align="center" style:justify-single-word="false"/>
      <style:text-properties fo:font-size="9pt" officeooo:paragraph-rsid="000debe1" style:font-size-asian="9pt" style:font-size-complex="11pt"/>
    </style:style>
    <style:style style:name="P63" style:family="paragraph" style:parent-style-name="Обычный">
      <style:paragraph-properties fo:text-align="justify" style:justify-single-word="false"/>
      <style:text-properties fo:font-size="9pt" officeooo:paragraph-rsid="000debe1" style:font-size-asian="9pt" style:font-size-complex="11pt"/>
    </style:style>
    <style:style style:name="P64" style:family="paragraph" style:parent-style-name="Обычный">
      <style:paragraph-properties fo:text-align="center" style:justify-single-word="false"/>
      <style:text-properties officeooo:paragraph-rsid="000debe1"/>
    </style:style>
    <style:style style:name="P65" style:family="paragraph" style:parent-style-name="Обычный">
      <style:paragraph-properties fo:text-align="start" style:justify-single-word="false"/>
      <style:text-properties officeooo:paragraph-rsid="000debe1"/>
    </style:style>
    <style:style style:name="P66" style:family="paragraph" style:parent-style-name="Обычный">
      <style:paragraph-properties fo:text-align="justify" style:justify-single-word="false"/>
      <style:text-properties officeooo:paragraph-rsid="000debe1"/>
    </style:style>
    <style:style style:name="P67" style:family="paragraph" style:parent-style-name="Обычный">
      <style:paragraph-properties fo:text-align="justify" style:justify-single-word="false"/>
      <style:text-properties fo:color="#000000" officeooo:paragraph-rsid="000debe1" fo:background-color="#ffffff"/>
    </style:style>
    <style:style style:name="P68" style:family="paragraph" style:parent-style-name="Обычный">
      <style:text-properties fo:color="#000000" officeooo:paragraph-rsid="000debe1" fo:background-color="#ffffff"/>
    </style:style>
    <style:style style:name="P69" style:family="paragraph" style:parent-style-name="Обычный">
      <style:text-properties fo:color="#000000" officeooo:paragraph-rsid="000fde17" fo:background-color="#ffffff"/>
    </style:style>
    <style:style style:name="P70" style:family="paragraph" style:parent-style-name="Обычный">
      <style:paragraph-properties fo:text-align="center" style:justify-single-word="false"/>
      <style:text-properties fo:font-size="8pt" fo:font-weight="bold" officeooo:paragraph-rsid="000debe1" style:font-size-asian="8pt" style:font-weight-asian="bold" style:font-size-complex="8pt" style:font-weight-complex="bold"/>
    </style:style>
    <style:style style:name="P71" style:family="paragraph" style:parent-style-name="Обычный">
      <style:paragraph-properties fo:text-align="center" style:justify-single-word="false"/>
      <style:text-properties fo:font-size="8pt" fo:font-weight="bold" officeooo:paragraph-rsid="000debe1" style:font-size-asian="8pt" style:font-weight-asian="bold" style:font-size-complex="8pt"/>
    </style:style>
    <style:style style:name="P72" style:family="paragraph" style:parent-style-name="Обычный">
      <style:text-properties officeooo:paragraph-rsid="000debe1"/>
    </style:style>
    <style:style style:name="P73" style:family="paragraph" style:parent-style-name="Обычный">
      <style:paragraph-properties fo:margin-left="-0.15cm" fo:margin-right="0cm" fo:text-align="justify" style:justify-single-word="false" fo:text-indent="0cm" style:auto-text-indent="false">
        <style:tab-stops/>
      </style:paragraph-properties>
      <style:text-properties fo:font-size="11pt" officeooo:paragraph-rsid="000debe1" style:font-size-asian="11pt" style:font-size-complex="11pt" style:font-weight-complex="bold"/>
    </style:style>
    <style:style style:name="P74" style:family="paragraph" style:parent-style-name="Обычный">
      <style:paragraph-properties fo:margin-top="0cm" fo:margin-bottom="0.353cm" loext:contextual-spacing="false" fo:line-height="115%" fo:break-before="page"/>
      <style:text-properties fo:font-size="11pt" fo:font-weight="bold" officeooo:paragraph-rsid="000debe1" style:font-size-asian="11pt" style:font-weight-asian="bold" style:font-size-complex="11pt" style:font-weight-complex="bold"/>
    </style:style>
    <style:style style:name="P75" style:family="paragraph" style:parent-style-name="Без_20_интервала">
      <style:paragraph-properties fo:text-align="justify" style:justify-single-word="false"/>
      <style:text-properties fo:font-size="11pt" officeooo:paragraph-rsid="0010d7b7" style:font-size-asian="11pt" style:font-name-complex="Times New Roman" style:font-weight-complex="bold"/>
    </style:style>
    <style:style style:name="P76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3pt" style:font-size-asian="13pt" style:font-name-complex="Times New Roman1" style:font-size-complex="13pt"/>
    </style:style>
    <style:style style:name="P77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78" style:family="paragraph" style:parent-style-name="Heading_20_1" style:master-page-name="MP0">
      <style:paragraph-properties fo:text-align="center" style:justify-single-word="false" style:page-number="auto" fo:break-before="page"/>
      <style:text-properties fo:font-size="11pt" fo:language="en" fo:country="US" officeooo:rsid="001aa9d4" officeooo:paragraph-rsid="0010d7b7" style:font-size-asian="11pt" style:font-size-complex="11pt"/>
    </style:style>
    <style:style style:name="P7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padding-left="0cm" fo:padding-right="0cm" fo:padding-top="0cm" fo:padding-bottom="0.035cm" fo:border-left="none" fo:border-right="none" fo:border-top="none" fo:border-bottom="1.5pt solid #00000a"/>
      <style:text-properties style:font-name="Times New Roman" fo:font-size="12pt" fo:language="en" fo:country="US" fo:font-weight="bold" officeooo:rsid="000a559f" officeooo:paragraph-rsid="000a559f" style:font-size-asian="12pt" style:font-weight-asian="bold" style:font-name-complex="Times New Roman1" style:font-size-complex="12pt"/>
    </style:style>
    <style:style style:name="P80" style:family="paragraph" style:parent-style-name="Standard" style:master-page-name="Standard">
      <style:paragraph-properties fo:margin-left="9.001cm" fo:margin-right="-0.501cm" fo:margin-top="0cm" fo:margin-bottom="0cm" loext:contextual-spacing="false" fo:line-height="100%" fo:text-align="justify" style:justify-single-word="false" fo:orphans="0" fo:widows="0" fo:text-indent="0cm" style:auto-text-indent="false" style:page-number="auto"/>
      <style:text-properties style:font-name="Times New Roman" fo:font-size="12pt" style:font-size-asian="12pt" style:font-name-complex="Times New Roman1" style:font-size-complex="12pt"/>
    </style:style>
    <style:style style:name="P81" style:family="paragraph" style:parent-style-name="Обычный">
      <style:text-properties fo:font-size="11pt" officeooo:paragraph-rsid="0010d7b7" style:font-size-asian="11pt" style:font-size-complex="11pt"/>
    </style:style>
    <style:style style:name="P82" style:family="paragraph" style:parent-style-name="Обычный">
      <style:paragraph-properties fo:text-align="end" style:justify-single-word="false"/>
      <style:text-properties fo:font-size="11pt" officeooo:paragraph-rsid="0010d7b7" style:font-size-asian="11pt" style:font-size-complex="11pt" style:font-weight-complex="bold"/>
    </style:style>
    <style:style style:name="P83" style:family="paragraph" style:parent-style-name="Обычный">
      <style:paragraph-properties fo:text-align="justify" style:justify-single-word="false"/>
      <style:text-properties fo:font-size="11pt" officeooo:paragraph-rsid="0010d7b7" style:font-size-asian="11pt" style:font-size-complex="11pt" style:font-weight-complex="bold"/>
    </style:style>
    <style:style style:name="P84" style:family="paragraph" style:parent-style-name="Обычный">
      <style:paragraph-properties fo:text-align="center" style:justify-single-word="false"/>
      <style:text-properties fo:font-size="11pt" officeooo:paragraph-rsid="0010d7b7" style:font-size-asian="11pt" style:font-size-complex="11pt" style:font-weight-complex="bold"/>
    </style:style>
    <style:style style:name="P85" style:family="paragraph" style:parent-style-name="Обычный">
      <style:text-properties fo:font-size="11pt" officeooo:paragraph-rsid="0010d7b7" style:font-size-asian="11pt" style:font-size-complex="11pt" style:font-weight-complex="bold"/>
    </style:style>
    <style:style style:name="P86" style:family="paragraph" style:parent-style-name="Обычный">
      <style:paragraph-properties fo:text-align="center" style:justify-single-word="false"/>
      <style:text-properties fo:font-size="11pt" officeooo:paragraph-rsid="0010d7b7" style:font-size-asian="11pt" style:font-size-complex="11pt"/>
    </style:style>
    <style:style style:name="P87" style:family="paragraph" style:parent-style-name="Обычный">
      <style:paragraph-properties fo:text-align="justify" style:justify-single-word="false"/>
      <style:text-properties fo:font-size="11pt" officeooo:paragraph-rsid="0010d7b7" style:font-size-asian="11pt" style:font-size-complex="11pt"/>
    </style:style>
    <style:style style:name="P88" style:family="paragraph" style:parent-style-name="Обычный">
      <style:paragraph-properties fo:text-align="center" style:justify-single-word="false"/>
      <style:text-properties fo:font-size="11pt" fo:font-weight="bold" officeooo:paragraph-rsid="0010d7b7" style:font-size-asian="11pt" style:font-weight-asian="bold" style:font-size-complex="11pt" style:font-weight-complex="bold"/>
    </style:style>
    <style:style style:name="P89" style:family="paragraph" style:parent-style-name="Обычный">
      <style:paragraph-properties fo:text-align="center" style:justify-single-word="false"/>
      <style:text-properties style:font-name="Calibri" fo:font-size="11pt" officeooo:paragraph-rsid="0010d7b7" style:font-size-asian="11pt" style:font-name-complex="Calibri" style:font-size-complex="11pt"/>
    </style:style>
    <style:style style:name="P90" style:family="paragraph" style:parent-style-name="Обычный">
      <style:paragraph-properties fo:text-align="end" style:justify-single-word="false"/>
      <style:text-properties officeooo:paragraph-rsid="0010d7b7"/>
    </style:style>
    <style:style style:name="P91" style:family="paragraph" style:parent-style-name="Обычный">
      <style:paragraph-properties fo:text-align="center" style:justify-single-word="false"/>
      <style:text-properties fo:font-size="9pt" fo:font-weight="bold" officeooo:paragraph-rsid="0010d7b7" style:font-size-asian="9pt" style:font-weight-asian="bold" style:font-size-complex="9pt" style:font-weight-complex="bold"/>
    </style:style>
    <style:style style:name="P92" style:family="paragraph" style:parent-style-name="Обычный">
      <style:paragraph-properties fo:text-align="center" style:justify-single-word="false"/>
      <style:text-properties fo:font-size="9pt" fo:font-weight="bold" officeooo:paragraph-rsid="0010d7b7" style:font-size-asian="9pt" style:font-weight-asian="bold" style:font-size-complex="9pt"/>
    </style:style>
    <style:style style:name="P93" style:family="paragraph" style:parent-style-name="Обычный">
      <style:text-properties fo:font-size="9pt" officeooo:paragraph-rsid="0010d7b7" style:font-size-asian="9pt" style:font-size-complex="9pt"/>
    </style:style>
    <style:style style:name="P94" style:family="paragraph" style:parent-style-name="Обычный">
      <style:paragraph-properties fo:text-align="center" style:justify-single-word="false"/>
      <style:text-properties fo:font-size="9pt" officeooo:paragraph-rsid="0010d7b7" style:font-size-asian="9pt" style:font-size-complex="11pt"/>
    </style:style>
    <style:style style:name="P95" style:family="paragraph" style:parent-style-name="Обычный">
      <style:paragraph-properties fo:text-align="justify" style:justify-single-word="false"/>
      <style:text-properties fo:font-size="9pt" officeooo:paragraph-rsid="0010d7b7" style:font-size-asian="9pt" style:font-size-complex="11pt"/>
    </style:style>
    <style:style style:name="P96" style:family="paragraph" style:parent-style-name="Обычный">
      <style:paragraph-properties fo:text-align="center" style:justify-single-word="false"/>
      <style:text-properties officeooo:paragraph-rsid="0010d7b7"/>
    </style:style>
    <style:style style:name="P97" style:family="paragraph" style:parent-style-name="Обычный">
      <style:paragraph-properties fo:text-align="justify" style:justify-single-word="false"/>
      <style:text-properties officeooo:paragraph-rsid="0010d7b7"/>
    </style:style>
    <style:style style:name="P98" style:family="paragraph" style:parent-style-name="Обычный">
      <style:paragraph-properties fo:text-align="justify" style:justify-single-word="false"/>
      <style:text-properties fo:color="#000000" officeooo:paragraph-rsid="0010d7b7" fo:background-color="#ffffff"/>
    </style:style>
    <style:style style:name="P99" style:family="paragraph" style:parent-style-name="Обычный">
      <style:text-properties fo:color="#000000" officeooo:paragraph-rsid="0010d7b7" fo:background-color="#ffffff"/>
    </style:style>
    <style:style style:name="P100" style:family="paragraph" style:parent-style-name="Обычный">
      <style:paragraph-properties fo:text-align="center" style:justify-single-word="false"/>
      <style:text-properties fo:font-size="8pt" fo:font-weight="bold" officeooo:paragraph-rsid="0010d7b7" style:font-size-asian="8pt" style:font-weight-asian="bold" style:font-size-complex="8pt" style:font-weight-complex="bold"/>
    </style:style>
    <style:style style:name="P101" style:family="paragraph" style:parent-style-name="Обычный">
      <style:paragraph-properties fo:text-align="center" style:justify-single-word="false"/>
      <style:text-properties fo:font-size="8pt" fo:font-weight="bold" officeooo:paragraph-rsid="0010d7b7" style:font-size-asian="8pt" style:font-weight-asian="bold" style:font-size-complex="8pt"/>
    </style:style>
    <style:style style:name="P102" style:family="paragraph" style:parent-style-name="Обычный">
      <style:text-properties officeooo:paragraph-rsid="0010d7b7"/>
    </style:style>
    <style:style style:name="P103" style:family="paragraph" style:parent-style-name="Обычный">
      <style:paragraph-properties fo:margin-left="-0.15cm" fo:margin-right="0cm" fo:text-align="justify" style:justify-single-word="false" fo:text-indent="0cm" style:auto-text-indent="false">
        <style:tab-stops/>
      </style:paragraph-properties>
      <style:text-properties fo:font-size="11pt" officeooo:paragraph-rsid="0010d7b7" style:font-size-asian="11pt" style:font-size-complex="11pt" style:font-weight-complex="bold"/>
    </style:style>
    <style:style style:name="P104" style:family="paragraph" style:parent-style-name="Обычный">
      <style:paragraph-properties fo:margin-left="1.27cm" fo:margin-right="0cm" fo:text-indent="0cm" style:auto-text-indent="false">
        <style:tab-stops/>
      </style:paragraph-properties>
      <style:text-properties fo:font-size="11pt" fo:font-weight="bold" officeooo:paragraph-rsid="0010d7b7" style:font-size-asian="11pt" style:font-weight-asian="bold" style:font-size-complex="11pt" style:font-weight-complex="bold"/>
    </style:style>
    <style:style style:name="P105" style:family="paragraph" style:parent-style-name="Обычный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fo:font-size="11pt" fo:font-weight="bold" officeooo:paragraph-rsid="0010d7b7" style:font-size-asian="11pt" style:font-weight-asian="bold" style:font-size-complex="11pt" style:font-weight-complex="bold"/>
    </style:style>
    <style:style style:name="P106" style:family="paragraph" style:parent-style-name="Обычный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officeooo:paragraph-rsid="0010d7b7"/>
    </style:style>
    <style:style style:name="P107" style:family="paragraph" style:parent-style-name="Обычный">
      <style:paragraph-properties fo:margin-top="0cm" fo:margin-bottom="0.353cm" loext:contextual-spacing="false" fo:line-height="115%" fo:break-before="page"/>
      <style:text-properties fo:font-size="11pt" fo:font-weight="bold" officeooo:paragraph-rsid="0010d7b7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fo:font-size="11pt" fo:background-color="#ffffff" loext:char-shading-value="0" style:font-size-asian="11pt"/>
    </style:style>
    <style:style style:name="T4" style:family="text">
      <style:text-properties fo:color="#000000" fo:font-size="11pt" fo:language="en" fo:country="US" fo:background-color="#ffffff" loext:char-shading-value="0" style:font-size-asian="11pt"/>
    </style:style>
    <style:style style:name="T5" style:family="text">
      <style:text-properties fo:color="#000000"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ize-asian="11pt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fo:language="en" fo:country="US" fo:background-color="#ffffff" loext:char-shading-value="0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" style:font-size-complex="12pt"/>
    </style:style>
    <style:style style:name="T11" style:family="text">
      <style:text-properties style:font-name="Times New Roman" fo:font-size="12pt" style:font-size-asian="12pt" style:font-name-complex="Times New Roman" style:font-size-complex="12pt" style:font-style-complex="italic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en" fo:country="US" officeooo:rsid="000a559f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fo:language="en" fo:country="US" officeooo:rsid="000adce0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officeooo:rsid="000f6ef3" style:font-size-asian="12pt" style:font-name-complex="Times New Roman1" style:font-size-complex="12pt"/>
    </style:style>
    <style:style style:name="T18" style:family="text">
      <style:text-properties style:font-name="Times New Roman" fo:font-size="11pt" style:font-size-asian="11pt" style:font-name-complex="Times New Roman" style:font-style-complex="italic"/>
    </style:style>
    <style:style style:name="T19" style:family="text">
      <style:text-properties style:font-name="Times New Roman" style:font-name-complex="Times New Roman"/>
    </style:style>
    <style:style style:name="T20" style:family="text">
      <style:text-properties fo:text-transform="uppercas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1" style:family="text">
      <style:text-properties fo:text-transform="uppercas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2" style:family="text">
      <style:text-properties fo:font-size="11pt" fo:font-style="italic" style:font-size-asian="11pt" style:font-style-asian="italic" style:font-style-complex="italic"/>
    </style:style>
    <style:style style:name="T23" style:family="text">
      <style:text-properties fo:font-size="11pt" style:text-underline-style="none" style:font-size-asian="11pt" style:font-style-complex="italic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style:font-size-asian="11pt" style:font-size-complex="11pt" style:font-weight-complex="bold"/>
    </style:style>
    <style:style style:name="T26" style:family="text">
      <style:text-properties fo:font-size="11pt" fo:language="ru" fo:country="RU" officeooo:rsid="000fde17" style:font-size-asian="11pt" style:font-size-complex="11pt"/>
    </style:style>
    <style:style style:name="T27" style:family="text">
      <style:text-properties fo:language="en" fo:country="US" officeooo:rsid="000a559f"/>
    </style:style>
    <style:style style:name="T28" style:family="text">
      <style:text-properties fo:language="en" fo:country="US" officeooo:rsid="0010b077"/>
    </style:style>
    <style:style style:name="T29" style:family="text">
      <style:text-properties style:font-style-complex="italic"/>
    </style:style>
    <style:style style:name="T30" style:family="text">
      <style:text-properties fo:font-size="9pt" fo:font-weight="bold" style:font-size-asian="9pt" style:font-weight-asian="bold" style:font-size-complex="9pt"/>
    </style:style>
    <style:style style:name="T31" style:family="text">
      <style:text-properties fo:font-size="8pt" fo:font-weight="bold" style:font-size-asian="8pt" style:font-weight-asian="bold" style:font-size-complex="8pt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0fde17"/>
    </style:style>
    <style:style style:name="T34" style:family="text">
      <style:text-properties fo:language="ru" fo:country="RU" officeooo:rsid="0010d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Директору </text:p>
      <text:p text:style-name="P17"><text:tab/><text:tab/><text:span text:style-name="T27">[a.company_name]</text:span></text:p>
      <text:p text:style-name="P17"><text:tab/><text:tab/>Седову Сергею Александровичу</text:p>
      <text:p text:style-name="P17"><text:tab/><text:tab/>От: _____________________________</text:p>
      <text:p text:style-name="P17"><text:tab/><text:tab/>________________________________</text:p>
      <text:p text:style-name="P18">(Ф.И.О. полностью)</text:p>
      <text:p text:style-name="P17"><text:tab/><text:tab/>Адрес: __________________________</text:p>
      <text:p text:style-name="P17"><text:tab/><text:tab/>________________________________</text:p>
      <text:p text:style-name="P19"/>
      <text:p text:style-name="P20"/>
      <text:p text:style-name="P20"/>
      <text:p text:style-name="P21">ЗАЯВЛЕНИЕ</text:p>
      <text:p text:style-name="P27"><text:tab/>Прошу компенсировать средства затраченные мною на прохождение медицинского осмотра при устройстве на работу в <text:span text:style-name="T27">[a.company_name]</text:span> </text:p>
      <text:p text:style-name="P22"/>
      <text:p text:style-name="P26"/>
      <text:p text:style-name="P26"/>
      <text:p text:style-name="P20"/>
      <text:p text:style-name="P20"/>
      <text:p text:style-name="P20"/>
      <text:p text:style-name="P20"><text:tab/>«____» _____________ 20____г. <text:s text:c="8"/>_______________/________________________________</text:p>
      <text:p text:style-name="P20"/>
      <text:p text:style-name="P20"/>
      <text:p text:style-name="P20"/>
      <text:p text:style-name="P11"/>
      <text:p text:style-name="P11"/>
      <text:p text:style-name="P11">.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9">[a.company_full_name]</text:p>
      <text:p text:style-name="P8"/>
      <text:p text:style-name="P8">Лист проведения вводного (первичного) инструктажа</text:p>
      <text:p text:style-name="P9"/>
      <text:p text:style-name="P9"/>
      <text:p text:style-name="P4">(наименование подразделения/службы/отдела)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Дата проведения инструктажа</text:p>
          </table:table-cell>
          <table:table-cell table:style-name="Таблица1.A1" office:value-type="string">
            <text:p text:style-name="P4">Ф.И.О. сотрудника</text:p>
          </table:table-cell>
          <table:table-cell table:style-name="Таблица1.A1" office:value-type="string">
            <text:p text:style-name="P4">Должность</text:p>
          </table:table-cell>
          <table:table-cell table:style-name="Таблица1.A1" office:value-type="string">
            <text:p text:style-name="P4">Подпись</text:p>
          </table:table-cell>
        </table:table-row>
        <table:table-row table:style-name="Таблица1.1">
          <table:table-cell table:style-name="Таблица1.A1" office:value-type="string">
            <text:p text:style-name="P3"/>
            <text:p text:style-name="P3"/>
            <text:p text:style-name="P3"/>
          </table:table-cell>
          <table:table-cell table:style-name="Таблица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</table:table>
      <text:p text:style-name="P5"/>
      <text:p text:style-name="P5"><text:tab/>В соответствии с Правилами внутреннего контроля <text:span text:style-name="T27">[a.company_name]</text:span> озн<text:span text:style-name="T8">акомлен (а) со следующими нормативными документами в области ПОД/ФТ:</text:span></text:p>
      <text:list xml:id="list7432959670496153296" text:style-name="WWNum1">
        <text:list-header>
          <text:p text:style-name="P76">1. Федеральный закон от 07.08.2001г. № 115-ФЗ «О противодействии легализации (отмыванию) доходов, полученных преступным путем, и финансированию терроризма»;</text:p>
          <text:p text:style-name="P76">2. Кодекс РФ об административных правонарушениях (КоАП РФ) от 30.12.2001г. № 195-ФЗ (ст. 15.27);</text:p>
          <text:p text:style-name="P77"><text:span text:style-name="T9">3. Правила внутреннего контроля </text:span><text:span text:style-name="T17">ООО МФО «ПростоДЕНЬГИ»</text:span><text:span text:style-name="T9"> от 09.01.2017г</text:span></text:p>
        </text:list-header>
      </text:list>
      <text:p text:style-name="P3"/>
      <text:p text:style-name="P3"/>
      <text:p text:style-name="P3">Специальное должностное лицо <text:s text:c="10"/>Мусинская Э.В. <text:s text:c="17"/>__________________ </text:p>
      <text:p text:style-name="P3"/>
      <text:p text:style-name="P3"/>
      <text:p text:style-name="P3"/>
      <text:p text:style-name="P3">Проверку знаний «___»_____________20__г. <text:s/>осуществила:</text:p>
      <text:p text:style-name="P3"/>
      <text:p text:style-name="P3"/>
      <text:p text:style-name="P3"/>
      <text:p text:style-name="P3">Специальное должностное лицо <text:s text:c="9"/>Мусинская Э.В. <text:s text:c="19"/>__________________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Обязательство</text:p>
      <text:p text:style-name="P7">о неразглашении персональных данных</text:p>
      <text:p text:style-name="ConsPlusNonformat"/>
      <text:p text:style-name="P43"><text:s/><text:span text:style-name="T10"><text:s text:c="5"/>Я, _________________________________________________________________________ </text:span></text:p>
      <text:p text:style-name="P10">(должность, Ф.И.О.)</text:p>
      <text:p text:style-name="P44">паспорт серии _________, номер _________________ выдан _________________ 20___ года, ______________________________________________________________________________, понимаю, что получаю доступ к персональным данным работников <text:span text:style-name="T27">[a.company_name]</text:span>. Я также понимаю, что во время исполнения своих обязанностей я занимаюсь сбором, обработкой и хранением персональных данных работников.</text:p>
      <text:p text:style-name="P28"><text:tab/>Я понимаю, что разглашение такого рода информации может нанести ущерб работникам организации, как прямой, так и косвенный.</text:p>
      <text:p text:style-name="P28"><text:tab/>В связи с этим даю обязательство при работе (сборе, обработке и хранении) с персональными данными сотрудника соблюдать все описанные в Положении о персональных данных требования.</text:p>
      <text:p text:style-name="P34">Я подтверждаю, что не имею права разглашать сведения о (об):</text:p>
      <text:p text:style-name="P34">- анкетных и биографических данных;</text:p>
      <text:p text:style-name="P34">- образовании;</text:p>
      <text:p text:style-name="P34">- трудовом и общем стаже;</text:p>
      <text:p text:style-name="P34">- составе семьи;</text:p>
      <text:p text:style-name="P34">- паспортных данных;</text:p>
      <text:p text:style-name="P34">- воинском учете;</text:p>
      <text:p text:style-name="P34">- заработной плате работника;</text:p>
      <text:p text:style-name="P34">- социальных льготах;</text:p>
      <text:p text:style-name="P34">- специальности;</text:p>
      <text:p text:style-name="P34">- занимаемой должности;</text:p>
      <text:p text:style-name="P34">- наличии судимостей;</text:p>
      <text:p text:style-name="P34">- адресе места жительства, домашнем телефоне;</text:p>
      <text:p text:style-name="P34">- месте работы или учебы членов семьи и родственников; </text:p>
      <text:p text:style-name="P34">- содержании трудового договора;</text:p>
      <text:p text:style-name="P34">- составе декларируемых сведений о наличии материальных ценностей;</text:p>
      <text:p text:style-name="P34">- содержании декларации, подаваемой в налоговую инспекцию;</text:p>
      <text:p text:style-name="P34">- подлинниках и копиях приказов по личному составу;</text:p>
      <text:p text:style-name="P34">- личных делах и трудовых книжках сотрудников;</text:p>
      <text:p text:style-name="P34">- делах, содержащих материалы по повышению квалификации и переподготовке сотрудников, их аттестации, служебным расследованиям;</text:p>
      <text:p text:style-name="P34">- копиях отчетов, направляемых в органы статистики.</text:p>
      <text:p text:style-name="P28"><text:tab/>Я предупрежден(а) о том, что в случае разглашения мной сведений, <text:span text:style-name="T1">касающихся персональных данных работника, или их утраты я несу ответственность в соответствии с </text:span>ст. 90<text:span text:style-name="T1"> ТК РФ.</text:span></text:p>
      <text:p text:style-name="P28"><text:tab/>С Положением о порядке обработки персональных данных работников <text:span text:style-name="T27">[a.company_name]</text:span> и гарантиях их защиты ознакомлен(а).</text:p>
      <text:p text:style-name="P34"/>
      <text:p text:style-name="ConsPlusNonformat"><text:span text:style-name="T18">__________________________</text:span><text:span text:style-name="T22"> <text:s text:c="19"/></text:span><text:span text:style-name="T23">__________________________</text:span></text:p>
      <text:p text:style-name="ConsPlusNonformat"><text:s text:c="5"/><text:span text:style-name="T19">(должность) <text:s text:c="105"/>(Ф.И.О.)</text:span></text:p>
      <text:p text:style-name="ConsPlusNonformat"/>
      <text:p text:style-name="ConsPlusNonformat"><text:span text:style-name="T11">"_____" __________ 201__ г</text:span><text:span text:style-name="T10">.</text:span> <text:s text:c="17"/><text:span text:style-name="T29"><text:s text:c="3"/>_____________________________</text:span></text:p>
      <text:p text:style-name="ConsPlusNonformat"><text:s text:c="57"/><text:span text:style-name="T19">(подпись)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0"/>
      <text:p text:style-name="P35"><text:tab/>Директору <text:span text:style-name="T27">[a.company_name]</text:span></text:p>
      <text:p text:style-name="P35"><text:tab/>Седову Сергею Александровичу</text:p>
      <text:p text:style-name="P35"><text:tab/>От__________________________________,</text:p>
      <text:p text:style-name="P36"><text:s text:c="28"/><text:tab/><text:tab/> <text:s text:c="7"/>(фамилия, имя, отчество)</text:p>
      <text:p text:style-name="P35"><text:tab/>Адрес:_______________________________</text:p>
      <text:p text:style-name="P36"><text:s text:c="7"/><text:tab/><text:tab/> <text:s text:c="4"/>(адрес регистрации указывается с почтовым индексом)</text:p>
      <text:p text:style-name="P37"><text:span text:style-name="T9"><text:tab/>паспорт серия </text:span><text:span text:style-name="T12">________№______________</text:span></text:p>
      <text:p text:style-name="P37"><text:span text:style-name="T9"><text:tab/>выдан </text:span><text:span text:style-name="T12">_______________________________</text:span></text:p>
      <text:p text:style-name="P36"><text:tab/><text:tab/>(дата выдачи и наименование органа,выдавшего документ)</text:p>
      <text:p text:style-name="P35"><text:tab/>_____________________________________</text:p>
      <text:p text:style-name="P35"><text:tab/>_____________________________________</text:p>
      <text:p text:style-name="P35"><text:tab/>_____________________________________</text:p>
      <text:p text:style-name="P38"><text:tab/></text:p>
      <text:p text:style-name="P38"/>
      <text:p text:style-name="P23">СОГЛАСИЕ</text:p>
      <text:p text:style-name="P23">на обработку персональных данных</text:p>
      <text:p text:style-name="P24"/>
      <text:p text:style-name="P39">Я, ___________________________________________________________________________,</text:p>
      <text:p text:style-name="P42">(фамилия, имя, отчество полностью)</text:p>
      <text:p text:style-name="P45"><text:span text:style-name="T13">в соответствии со </text:span><text:span text:style-name="T2">статьей 9</text:span><text:span text:style-name="T13"> Федерального закона от 27 июля 2006 года N 152-ФЗ "О персональных данных "</text:span><text:span text:style-name="T14">даю согласие </text:span><text:span text:style-name="T15">[a.company_full_name_dat]</text:span><text:span text:style-name="T13"> (</text:span><text:span text:style-name="T15">[a.company_name]</text:span><text:span text:style-name="T13">), расположенному по адресу: </text:span><text:bookmark text:name="_GoBack4"/><text:span text:style-name="T16">[a.company_address]</text:span><text:span text:style-name="T13">, автоматизированную или без использования таких средств <text:s/>автоматизации моих персональных данных, а именно: <text:s/>сбор, запись, систематизацию, накопление, хранение, уточнение (обновление, изменение), извлечение, использование, передачу (распространение, предоставление, доступ), обезличивание, блокирование, удаление, уничтожение персональных данных, то есть совершение действий, предусмотренных пунктом 3 части первой статьи 3 Федерального закона от 27 июля 2006 года N 152-ФЗ "О персональных данных", со сведениями о фактах, событиях и обстоятельствах моей жизни, представленных в </text:span><text:span text:style-name="T15">[a.company_name]</text:span><text:span text:style-name="T13">, в том числе моих изображений (видеозаписи), полученных в процессе съемки на объектах </text:span><text:span text:style-name="T15">[a.company_name]</text:span><text:span text:style-name="T13">.</text:span></text:p>
      <text:p text:style-name="P40">Настоящее согласие действует со дня его подписания до дня отзыва в письменной форме.</text:p>
      <text:p text:style-name="P6"/>
      <text:p text:style-name="P6"/>
      <text:p text:style-name="P25"/>
      <text:p text:style-name="P25">"_____" ______________ 20___ г.</text:p>
      <text:p text:style-name="P40"/>
      <text:p text:style-name="P40"/>
      <text:p text:style-name="P40">_____________________/________________________________________________________</text:p>
      <text:p text:style-name="P41"><text:s text:c="13"/>подпись <text:s text:c="86"/>Ф.И.О. полностью</text:p>
      <text:p text:style-name="P29"/>
      <text:h text:style-name="P78" text:outline-level="1">[a.company_name]</text:h>
      <text:p text:style-name="P88">Лист ознакомления с локальными <text:s/>нормативными актами предприятия</text:p>
      <text:p text:style-name="P8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0"><text:span text:style-name="Основной_20_шрифт_20_абзаца"><text:span text:style-name="T25">Фамилия: </text:span></text:span></text:p>
          </table:table-cell>
          <table:table-cell table:style-name="Таблица2.B1" office:value-type="string">
            <text:p text:style-name="P85"/>
          </table:table-cell>
        </table:table-row>
        <table:table-row>
          <table:table-cell table:style-name="Таблица2.A1" office:value-type="string">
            <text:p text:style-name="P82">Имя: </text:p>
          </table:table-cell>
          <table:table-cell table:style-name="Таблица2.B2" office:value-type="string">
            <text:p text:style-name="P83"/>
          </table:table-cell>
        </table:table-row>
        <table:table-row>
          <table:table-cell table:style-name="Таблица2.A1" office:value-type="string">
            <text:p text:style-name="P82">Отчество:</text:p>
          </table:table-cell>
          <table:table-cell table:style-name="Таблица2.B2" office:value-type="string">
            <text:p text:style-name="P85"/>
          </table:table-cell>
        </table:table-row>
        <table:table-row>
          <table:table-cell table:style-name="Таблица2.A1" office:value-type="string">
            <text:p text:style-name="P82">Дата рождения</text:p>
          </table:table-cell>
          <table:table-cell table:style-name="Таблица2.B2" office:value-type="string">
            <text:p text:style-name="P85"/>
          </table:table-cell>
        </table:table-row>
        <table:table-row>
          <table:table-cell table:style-name="Таблица2.A1" office:value-type="string">
            <text:p text:style-name="P82">Должность:</text:p>
          </table:table-cell>
          <table:table-cell table:style-name="Таблица2.B2" office:value-type="string">
            <text:p text:style-name="P85"/>
          </table:table-cell>
        </table:table-row>
      </table:table>
      <text:p text:style-name="P102"><text:span text:style-name="Основной_20_шрифт_20_абзаца"><text:span text:style-name="T25"><text:s/>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C"/>
        <table:table-column table:style-name="Таблица3.G"/>
        <table:table-row table:style-name="Таблица3.1">
          <table:table-cell table:style-name="Таблица3.A1" office:value-type="string">
            <text:p text:style-name="P88">№</text:p>
          </table:table-cell>
          <table:table-cell table:style-name="Таблица3.A1" office:value-type="string">
            <text:p text:style-name="P91">Наименование инструктажа,</text:p>
            <text:p text:style-name="P91">локального нормативного <text:s/>документа.</text:p>
            <text:p text:style-name="P93"><text:tab/></text:p>
          </table:table-cell>
          <table:table-cell table:style-name="Таблица3.A1" office:value-type="string">
            <text:p text:style-name="P91">Дата</text:p>
            <text:p text:style-name="P91">утверждения, (принятия) </text:p>
            <text:p text:style-name="P91">документа</text:p>
          </table:table-cell>
          <table:table-cell table:style-name="Таблица3.A1" office:value-type="string">
            <text:p text:style-name="P92">Количество</text:p>
            <text:p text:style-name="P96"><text:span text:style-name="Основной_20_шрифт_20_абзаца"><text:span text:style-name="T30">Листов в документе</text:span></text:span></text:p>
          </table:table-cell>
          <table:table-cell table:style-name="Таблица3.A1" office:value-type="string">
            <text:p text:style-name="P91">Дата ознакомления</text:p>
            <text:p text:style-name="P91"><text:s/>с инструктажами, </text:p>
            <text:p text:style-name="P91">локальными нормативными документами</text:p>
          </table:table-cell>
          <table:table-cell table:style-name="Таблица3.A1" office:value-type="string">
            <text:p text:style-name="P91">Личная</text:p>
            <text:p text:style-name="P91"><text:s/>подпись инструктируемого об ознакомлении с инструктажами, <text:s/>локальными нормативными документами</text:p>
          </table:table-cell>
          <table:table-cell table:style-name="Таблица3.A1" office:value-type="string">
            <text:p text:style-name="P91">Ф.И.О., должность, подпись лица проводившего инструктаж/ознакомление</text:p>
          </table:table-cell>
        </table:table-row>
        <table:table-row>
          <table:table-cell table:style-name="Таблица3.A2" office:value-type="string">
            <text:p text:style-name="P86">1</text:p>
          </table:table-cell>
          <table:table-cell table:style-name="Таблица3.A2" office:value-type="string">
            <text:p text:style-name="P103">Должностная инструкция №</text:p>
            <text:p text:style-name="P103"/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4">Седова Л.Н.</text:p>
          </table:table-cell>
        </table:table-row>
        <table:table-row>
          <table:table-cell table:style-name="Таблица3.A2" office:value-type="string">
            <text:p text:style-name="P86">2</text:p>
          </table:table-cell>
          <table:table-cell table:style-name="Таблица3.A1" office:value-type="string">
            <text:p text:style-name="P87">Приказ «О переименовании Общества с ограниченной ответственностью «ПростоДЕНЬГИ»</text:p>
          </table:table-cell>
          <table:table-cell table:style-name="Таблица3.A2" office:value-type="string">
            <text:p text:style-name="P86">03.11.2015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3</text:p>
          </table:table-cell>
          <table:table-cell table:style-name="Таблица3.A1" office:value-type="string">
            <text:p text:style-name="P87">Приказ «О порядке ознакомления работников ООО «ПростоДЕНЬГИ» с вводимыми в действие локальными нормативными актами»</text:p>
          </table:table-cell>
          <table:table-cell table:style-name="Таблица3.A2" office:value-type="string">
            <text:p text:style-name="P86">13.11.2013</text:p>
          </table:table-cell>
          <table:table-cell table:style-name="Таблица3.A2" office:value-type="string">
            <text:p text:style-name="P94">2(два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4</text:p>
          </table:table-cell>
          <table:table-cell table:style-name="Таблица3.A1" office:value-type="string">
            <text:p text:style-name="P87">Правила внутреннего трудового распорядка ООО «ПростоДЕНЬГИ» </text:p>
          </table:table-cell>
          <table:table-cell table:style-name="Таблица3.A2" office:value-type="string">
            <text:p text:style-name="P86">12.05.2015</text:p>
          </table:table-cell>
          <table:table-cell table:style-name="Таблица3.A2" office:value-type="string">
            <text:p text:style-name="P94">10 (дес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5</text:p>
          </table:table-cell>
          <table:table-cell table:style-name="Таблица3.A1" office:value-type="string">
            <text:p text:style-name="P87">Положение о коммерческой тайне ООО «ПростоДЕНЬГИ»</text:p>
          </table:table-cell>
          <table:table-cell table:style-name="Таблица3.A2" office:value-type="string">
            <text:p text:style-name="P86">25.09.2015</text:p>
          </table:table-cell>
          <table:table-cell table:style-name="Таблица3.A2" office:value-type="string">
            <text:p text:style-name="P94">4(четыре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6</text:p>
          </table:table-cell>
          <table:table-cell table:style-name="Таблица3.A1" office:value-type="string">
            <text:p text:style-name="P87">Положение об оплате труда для сотрудников ООО «ПростоДЕНЬГИ»</text:p>
          </table:table-cell>
          <table:table-cell table:style-name="Таблица3.A2" office:value-type="string">
            <text:p text:style-name="P86">09.01.2014</text:p>
          </table:table-cell>
          <table:table-cell table:style-name="Таблица3.A2" office:value-type="string">
            <text:p text:style-name="P94">6(шес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7</text:p>
          </table:table-cell>
          <table:table-cell table:style-name="Таблица3.A1" office:value-type="string">
            <text:p text:style-name="P87">Инструктаж по охране труда для работников, которые должны иметь 1-ую квалификационную группу ООО «ПростоДЕНЬГИ»</text:p>
          </table:table-cell>
          <table:table-cell table:style-name="Таблица3.A2" office:value-type="string">
            <text:p text:style-name="P86">29.04.2013</text:p>
          </table:table-cell>
          <table:table-cell table:style-name="Таблица3.A2" office:value-type="string">
            <text:p text:style-name="P94">9(дев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 table:style-name="Таблица3.9">
          <table:table-cell table:style-name="Таблица3.A2" office:value-type="string">
            <text:p text:style-name="P86">8</text:p>
          </table:table-cell>
          <table:table-cell table:style-name="Таблица3.A1" office:value-type="string">
            <text:p text:style-name="P87">Инструкция по работе с приложениями документов 1С- форма расчетного листа ООО «ПростоДЕНЬГИ»</text:p>
          </table:table-cell>
          <table:table-cell table:style-name="Таблица3.A2" office:value-type="string">
            <text:p text:style-name="P86">17.09.2015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9</text:p>
          </table:table-cell>
          <table:table-cell table:style-name="Таблица3.A1" office:value-type="string">
            <text:p text:style-name="P87">Положение №3 о премировании отдельных категорий сотрудников ООО «ПростоДЕНЬГИ»</text:p>
          </table:table-cell>
          <table:table-cell table:style-name="Таблица3.A2" office:value-type="string">
            <text:p text:style-name="P86">26.05.2014</text:p>
          </table:table-cell>
          <table:table-cell table:style-name="Таблица3.A2" office:value-type="string">
            <text:p text:style-name="P94">5(п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10</text:p>
          </table:table-cell>
          <table:table-cell table:style-name="Таблица3.A1" office:value-type="string">
            <text:p text:style-name="P87">Вводный инструктаж по охране труда для сотрудников устраивающихся на работу в ООО «ПростоДЕНЬГИ»</text:p>
          </table:table-cell>
          <table:table-cell table:style-name="Таблица3.A2" office:value-type="string">
            <text:p text:style-name="P86">03.02.2016</text:p>
          </table:table-cell>
          <table:table-cell table:style-name="Таблица3.A2" office:value-type="string">
            <text:p text:style-name="P94">10(дес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11</text:p>
          </table:table-cell>
          <table:table-cell table:style-name="Таблица3.A1" office:value-type="string">
            <text:p text:style-name="P87">Вводный противопожарный инструктаж для поступающих на работу в ООО «ПростоДЕНЬГИ»</text:p>
          </table:table-cell>
          <table:table-cell table:style-name="Таблица3.A2" office:value-type="string">
            <text:p text:style-name="P86">09.01.2013</text:p>
          </table:table-cell>
          <table:table-cell table:style-name="Таблица3.A2" office:value-type="string">
            <text:p text:style-name="P94">6(шес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12</text:p>
          </table:table-cell>
          <table:table-cell table:style-name="Таблица3.A1" office:value-type="string">
            <text:p text:style-name="P87">Положение о системе видеонаблюдения в ООО «ПростоДЕНЬГИ»</text:p>
          </table:table-cell>
          <table:table-cell table:style-name="Таблица3.A2" office:value-type="string">
            <text:p text:style-name="P86">12.05.2015</text:p>
          </table:table-cell>
          <table:table-cell table:style-name="Таблица3.A2" office:value-type="string">
            <text:p text:style-name="P94">4(четыре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15</text:p>
          </table:table-cell>
          <table:table-cell table:style-name="Таблица3.A1" office:value-type="string">
            <text:p text:style-name="P87">Регламент 26-Р о корпоративной мобильной связи ООО «ПростоДЕНЬГИ»</text:p>
          </table:table-cell>
          <table:table-cell table:style-name="Таблица3.A2" office:value-type="string">
            <text:p text:style-name="P86">10.03.2013</text:p>
          </table:table-cell>
          <table:table-cell table:style-name="Таблица3.A2" office:value-type="string">
            <text:p text:style-name="P94">5(п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16</text:p>
          </table:table-cell>
          <table:table-cell table:style-name="Таблица3.A1" office:value-type="string">
            <text:p text:style-name="P87">Регламент 4-Роб организации учета материальных ценностей в ООО «ПростоДЕНЬГИ».</text:p>
            <text:p text:style-name="P87"/>
          </table:table-cell>
          <table:table-cell table:style-name="Таблица3.A2" office:value-type="string">
            <text:p text:style-name="P86">09.01.2014</text:p>
          </table:table-cell>
          <table:table-cell table:style-name="Таблица3.A2" office:value-type="string">
            <text:p text:style-name="P94">13(тринадца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ext:soft-page-break/>
        <table:table-row>
          <table:table-cell table:style-name="Таблица3.A2" office:value-type="string">
            <text:p text:style-name="P86">17</text:p>
          </table:table-cell>
          <table:table-cell table:style-name="Таблица3.A1" office:value-type="string">
            <text:p text:style-name="P87">Положение об обработке и защите персональных данных клиентов в ООО «ПростоДЕНЬГИ»</text:p>
          </table:table-cell>
          <table:table-cell table:style-name="Таблица3.A2" office:value-type="string">
            <text:p text:style-name="P86">17.08.2016</text:p>
          </table:table-cell>
          <table:table-cell table:style-name="Таблица3.A2" office:value-type="string">
            <text:p text:style-name="P94">12</text:p>
            <text:p text:style-name="P94">(двеннадца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19</text:p>
          </table:table-cell>
          <table:table-cell table:style-name="Таблица3.A1" office:value-type="string">
            <text:p text:style-name="P87">Положение о защите персональных данных работников в ООО «ПростоДЕНЬГИ»</text:p>
          </table:table-cell>
          <table:table-cell table:style-name="Таблица3.A2" office:value-type="string">
            <text:p text:style-name="P86">27.05.2014</text:p>
          </table:table-cell>
          <table:table-cell table:style-name="Таблица3.A2" office:value-type="string">
            <text:p text:style-name="P95">17</text:p>
            <text:p text:style-name="P95">(семнадца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0</text:p>
          </table:table-cell>
          <table:table-cell table:style-name="Таблица3.A1" office:value-type="string">
            <text:p text:style-name="P87">Политика в отношении персональных данных в ООО МФО «ПростоДЕНЬГИ»</text:p>
          </table:table-cell>
          <table:table-cell table:style-name="Таблица3.A2" office:value-type="string">
            <text:p text:style-name="P86">24.11.2015</text:p>
          </table:table-cell>
          <table:table-cell table:style-name="Таблица3.A2" office:value-type="string">
            <text:p text:style-name="P94">9(дев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1</text:p>
          </table:table-cell>
          <table:table-cell table:style-name="Таблица3.A1" office:value-type="string">
            <text:p text:style-name="P75">ПОЛОЖЕНИЕ о раскрытии неограниченному кругу лиц информации о лицах, оказывающих существенное (прямое или косвенное) влияние на решения, принимаемые органами управления микрофинансовой организации</text:p>
          </table:table-cell>
          <table:table-cell table:style-name="Таблица3.A2" office:value-type="string">
            <text:p text:style-name="P86">03.11.2015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2</text:p>
          </table:table-cell>
          <table:table-cell table:style-name="Таблица3.A1" office:value-type="string">
            <text:p text:style-name="P87">Положение о Корпоративном портале Общества с ограниченной ответственностью МФО «ПростоДЕНЬГИ»</text:p>
          </table:table-cell>
          <table:table-cell table:style-name="Таблица3.A2" office:value-type="string">
            <text:p text:style-name="P86">03.02.2016</text:p>
          </table:table-cell>
          <table:table-cell table:style-name="Таблица3.A2" office:value-type="string">
            <text:p text:style-name="P94">5(пят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3</text:p>
          </table:table-cell>
          <table:table-cell table:style-name="Таблица3.A1" office:value-type="string">
            <text:p text:style-name="P87">Положение о работе с Интернет-ресурсами МФО «ПростоДЕНЬГИ»</text:p>
          </table:table-cell>
          <table:table-cell table:style-name="Таблица3.A2" office:value-type="string">
            <text:p text:style-name="P86">03.11.2015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4</text:p>
          </table:table-cell>
          <table:table-cell table:style-name="Таблица3.A1" office:value-type="string">
            <text:p text:style-name="P87">Политика информационной безопасности в ООО МФО «ПростоДЕНЬГИ»</text:p>
          </table:table-cell>
          <table:table-cell table:style-name="Таблица3.A2" office:value-type="string">
            <text:p text:style-name="P86">28.12.2015</text:p>
          </table:table-cell>
          <table:table-cell table:style-name="Таблица3.A2" office:value-type="string">
            <text:p text:style-name="P94">4(четыре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6</text:p>
          </table:table-cell>
          <table:table-cell table:style-name="Таблица3.A1" office:value-type="string">
            <text:p text:style-name="P87">Политика использований паролей в ООО «ПростоДЕНЬГИ»</text:p>
          </table:table-cell>
          <table:table-cell table:style-name="Таблица3.A2" office:value-type="string">
            <text:p text:style-name="P86">30.12.2014</text:p>
          </table:table-cell>
          <table:table-cell table:style-name="Таблица3.A2" office:value-type="string">
            <text:p text:style-name="P94">7(сем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6</text:p>
          </table:table-cell>
          <table:table-cell table:style-name="Таблица3.A1" office:value-type="string">
            <text:p text:style-name="P87">Регламент 40-Р «порядок возмещения работникам расходов, связанных со служебными поездками»</text:p>
          </table:table-cell>
          <table:table-cell table:style-name="Таблица3.A2" office:value-type="string">
            <text:p text:style-name="P86">30.05.2014</text:p>
          </table:table-cell>
          <table:table-cell table:style-name="Таблица3.A2" office:value-type="string">
            <text:p text:style-name="P94">4(четыре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6">27</text:p>
          </table:table-cell>
          <table:table-cell table:style-name="Таблица3.A1" office:value-type="string">
            <text:p text:style-name="P87">Приказ № 25 «О прохождении предварительного (при поступлении на работу) медицинского осмотра работников предприятия»</text:p>
          </table:table-cell>
          <table:table-cell table:style-name="Таблица3.A2" office:value-type="string">
            <text:p text:style-name="P86">22.01.2015</text:p>
          </table:table-cell>
          <table:table-cell table:style-name="Таблица3.A2" office:value-type="string">
            <text:p text:style-name="P94">8(восем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28</text:p>
          </table:table-cell>
          <table:table-cell table:style-name="Таблица3.A1" office:value-type="string">
            <text:p text:style-name="P97"><text:span text:style-name="Основной_20_шрифт_20_абзаца"><text:span text:style-name="T3">Правила предоставления и обслуживания потребительских займов в рамках микрофинансовой линии</text:span></text:span><text:span text:style-name="apple-converted-space"><text:span text:style-name="T3"> </text:span></text:span><text:span text:style-name="Основной_20_шрифт_20_абзаца"><text:span text:style-name="T4">VISA</text:span></text:span><text:span text:style-name="apple-converted-space"><text:span text:style-name="T3"> </text:span></text:span><text:span text:style-name="Основной_20_шрифт_20_абзаца"><text:span text:style-name="T3">и</text:span></text:span><text:span text:style-name="apple-converted-space"><text:span text:style-name="T3"> </text:span></text:span><text:span text:style-name="Основной_20_шрифт_20_абзаца"><text:span text:style-name="T5">MASTERCARD</text:span></text:span><text:span text:style-name="Основной_20_шрифт_20_абзаца"><text:span text:style-name="T4">Worldwide</text:span></text:span><text:span text:style-name="Основной_20_шрифт_20_абзаца"><text:span text:style-name="T3">«Срочная финансовая помощь»</text:span></text:span></text:p>
          </table:table-cell>
          <table:table-cell table:style-name="Таблица3.A2" office:value-type="string">
            <text:p text:style-name="P86">30.01.2017</text:p>
          </table:table-cell>
          <table:table-cell table:style-name="Таблица3.A2" office:value-type="string">
            <text:p text:style-name="P94">7</text:p>
            <text:p text:style-name="P94">(семь)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29</text:p>
          </table:table-cell>
          <table:table-cell table:style-name="Таблица3.A1" office:value-type="string">
            <text:p text:style-name="P87">Правила предоставления и обслуживания потребительских займов ООО МФО «ПростоДЕНЬГИ»</text:p>
          </table:table-cell>
          <table:table-cell table:style-name="Таблица3.A2" office:value-type="string">
            <text:p text:style-name="P86">30.01.2017</text:p>
          </table:table-cell>
          <table:table-cell table:style-name="Таблица3.A2" office:value-type="string">
            <text:p text:style-name="P94">10 (дес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0</text:p>
          </table:table-cell>
          <table:table-cell table:style-name="Таблица3.A1" office:value-type="string">
            <text:p text:style-name="P87">Правила внутреннего контроля противодействия легализации (отмыванию) доходов, полученных преступным путем, и финансированию терроризма</text:p>
          </table:table-cell>
          <table:table-cell table:style-name="Таблица3.A2" office:value-type="string">
            <text:p text:style-name="P86">16.06.2015</text:p>
          </table:table-cell>
          <table:table-cell table:style-name="Таблица3.A2" office:value-type="string">
            <text:p text:style-name="P94">59</text:p>
            <text:p text:style-name="P94">(пятьдесят дев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1</text:p>
          </table:table-cell>
          <table:table-cell table:style-name="Таблица3.A1" office:value-type="string">
            <text:p text:style-name="P87">Положение об аттестации специалистов по продажам, старших специалистов по продажам, подменных специалистов по продажам, регионального руководителя, руководителя подразделения Кемеровской области – Север, руководителя подразделения Кемеровской области – Юг, заместителя руководителя Кемеровской области – Юг</text:p>
            <text:p text:style-name="P87"/>
          </table:table-cell>
          <table:table-cell table:style-name="Таблица3.A2" office:value-type="string">
            <text:p text:style-name="P86">18.01.2016</text:p>
          </table:table-cell>
          <table:table-cell table:style-name="Таблица3.A2" office:value-type="string">
            <text:p text:style-name="P94">5(п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2</text:p>
          </table:table-cell>
          <table:table-cell table:style-name="Таблица3.A2" office:value-type="string">
            <text:p text:style-name="P87">Положение о порядке учета, <text:soft-page-break/>использования, хранения и уничтожения печатей и штампов в ООО МФО «ПростоДЕНЬГИ»</text:p>
          </table:table-cell>
          <table:table-cell table:style-name="Таблица3.A2" office:value-type="string">
            <text:p text:style-name="P86">17.11.2015</text:p>
          </table:table-cell>
          <table:table-cell table:style-name="Таблица3.A2" office:value-type="string">
            <text:p text:style-name="P94">6(шес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</text:span></text:span><text:soft-page-break/><text:span text:style-name="Основной_20_шрифт_20_абзаца"><text:span text:style-name="T25">Л.Н.</text:span></text:span></text:p>
          </table:table-cell>
        </table:table-row>
        <table:table-row>
          <table:table-cell table:style-name="Таблица3.A2" office:value-type="string">
            <text:p text:style-name="P84">33</text:p>
          </table:table-cell>
          <table:table-cell table:style-name="Таблица3.A2" office:value-type="string">
            <text:p text:style-name="P87">Положение об обработке персональных данных контрагентов в ООО «ПростоДЕНЬГИ»</text:p>
          </table:table-cell>
          <table:table-cell table:style-name="Таблица3.A2" office:value-type="string">
            <text:p text:style-name="P86">17.08.2015</text:p>
          </table:table-cell>
          <table:table-cell table:style-name="Таблица3.A2" office:value-type="string">
            <text:p text:style-name="P94">6(шес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4</text:p>
          </table:table-cell>
          <table:table-cell table:style-name="Таблица3.A2" office:value-type="string">
            <text:p text:style-name="P87">Инструкция по учету лиц, допущенных к работе с персональными данными в информационных системах персональных данных</text:p>
          </table:table-cell>
          <table:table-cell table:style-name="Таблица3.A2" office:value-type="string">
            <text:p text:style-name="P86">27.05.2014</text:p>
          </table:table-cell>
          <table:table-cell table:style-name="Таблица3.A2" office:value-type="string">
            <text:p text:style-name="P94">1(один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5</text:p>
          </table:table-cell>
          <table:table-cell table:style-name="Таблица3.A2" office:value-type="string">
            <text:p text:style-name="P87">Инструкция по работе с Jira в службах ООО МФО «ПростоДЕНЬГИ»</text:p>
          </table:table-cell>
          <table:table-cell table:style-name="Таблица3.A2" office:value-type="string">
            <text:p text:style-name="P86">10.12.2015</text:p>
          </table:table-cell>
          <table:table-cell table:style-name="Таблица3.A2" office:value-type="string">
            <text:p text:style-name="P94">5(п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6</text:p>
          </table:table-cell>
          <table:table-cell table:style-name="Таблица3.A2" office:value-type="string">
            <text:p text:style-name="P87">Регламент 19-Р «Об организации процесса разработки ПО»</text:p>
          </table:table-cell>
          <table:table-cell table:style-name="Таблица3.A2" office:value-type="string">
            <text:p text:style-name="P86">18.03.2015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7</text:p>
          </table:table-cell>
          <table:table-cell table:style-name="Таблица3.A2" office:value-type="string">
            <text:p text:style-name="P87">Положение о порядке организации и ведение договорной работы в ООО МФО «ПростоДЕНЬГИ»</text:p>
          </table:table-cell>
          <table:table-cell table:style-name="Таблица3.A2" office:value-type="string">
            <text:p text:style-name="P86">07.09.2016</text:p>
          </table:table-cell>
          <table:table-cell table:style-name="Таблица3.A2" office:value-type="string">
            <text:p text:style-name="P94">57</text:p>
            <text:p text:style-name="P94">(пятьдесят 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8</text:p>
          </table:table-cell>
          <table:table-cell table:style-name="Таблица3.A2" office:value-type="string">
            <text:p text:style-name="P87">Положение о подразделении ООО МФО «ПростоДЕНЬГИ»-Служба по общим вопросам</text:p>
          </table:table-cell>
          <table:table-cell table:style-name="Таблица3.A2" office:value-type="string">
            <text:p text:style-name="P86">11.01.2016</text:p>
          </table:table-cell>
          <table:table-cell table:style-name="Таблица3.A2" office:value-type="string">
            <text:p text:style-name="P94">4(четыре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7</text:p>
          </table:table-cell>
          <table:table-cell table:style-name="Таблица3.A2" office:value-type="string">
            <text:p text:style-name="P87">Положение №8 о заместителе директора по общим вопросам и охране труда в ООО «ПростоДЕНЬГИ»</text:p>
          </table:table-cell>
          <table:table-cell table:style-name="Таблица3.A2" office:value-type="string">
            <text:p text:style-name="P86">15.04.2014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39</text:p>
          </table:table-cell>
          <table:table-cell table:style-name="Таблица3.A2" office:value-type="string">
            <text:p text:style-name="P87">Положение №7 Об охране труда в ООО «ПростоДЕНЬГИ»</text:p>
          </table:table-cell>
          <table:table-cell table:style-name="Таблица3.A2" office:value-type="string">
            <text:p text:style-name="P86">15.04.2014</text:p>
          </table:table-cell>
          <table:table-cell table:style-name="Таблица3.A2" office:value-type="string">
            <text:p text:style-name="P94">7(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0</text:p>
          </table:table-cell>
          <table:table-cell table:style-name="Таблица3.A2" office:value-type="string">
            <text:p text:style-name="P87">Положение о единой системе управления охраной труда в ООО «ПростоДЕНЬГИ»</text:p>
          </table:table-cell>
          <table:table-cell table:style-name="Таблица3.A2" office:value-type="string">
            <text:p text:style-name="P86">01.06.2014</text:p>
          </table:table-cell>
          <table:table-cell table:style-name="Таблица3.A2" office:value-type="string">
            <text:p text:style-name="P94">3(три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1</text:p>
          </table:table-cell>
          <table:table-cell table:style-name="Таблица3.A2" office:value-type="string">
            <text:p text:style-name="P87">Регламент 2-Р Об открытии (перемещении на новый адрес) отделений продаж в регионах для подразделений ООО «ПростоДЕНЬГИ»</text:p>
          </table:table-cell>
          <table:table-cell table:style-name="Таблица3.A2" office:value-type="string">
            <text:p text:style-name="P86">31.07.2015</text:p>
          </table:table-cell>
          <table:table-cell table:style-name="Таблица3.A2" office:value-type="string">
            <text:p text:style-name="P94">8(во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2</text:p>
          </table:table-cell>
          <table:table-cell table:style-name="Таблица3.A2" office:value-type="string">
            <text:p text:style-name="P87">Положение №2 о направлении работников ООО «ПростоДЕНЬГИ» в служебные командировки</text:p>
          </table:table-cell>
          <table:table-cell table:style-name="Таблица3.A2" office:value-type="string">
            <text:p text:style-name="P86">01.06.2015</text:p>
          </table:table-cell>
          <table:table-cell table:style-name="Таблица3.A2" office:value-type="string">
            <text:p text:style-name="P94">7(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3</text:p>
          </table:table-cell>
          <table:table-cell table:style-name="Таблица3.A2" office:value-type="string">
            <text:p text:style-name="P87">Положение об учете рабочего времени в ООО МФО «ПростоДЕНЬГИ»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94">4(четыре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4</text:p>
          </table:table-cell>
          <table:table-cell table:style-name="Таблица3.A2" office:value-type="string">
            <text:p text:style-name="P87">Положение о предварительном обучении и наставничестве</text:p>
          </table:table-cell>
          <table:table-cell table:style-name="Таблица3.A2" office:value-type="string">
            <text:p text:style-name="P86">26.10.2015</text:p>
          </table:table-cell>
          <table:table-cell table:style-name="Таблица3.A2" office:value-type="string">
            <text:p text:style-name="P94">11(одиннадца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5</text:p>
          </table:table-cell>
          <table:table-cell table:style-name="Таблица3.A2" office:value-type="string">
            <text:p text:style-name="P87">Регламент формирования и хранения документов (дел) передаваемых в архив ООО МФО «ПростоДЕНЬГИ» в разрезе служб, подразделений</text:p>
          </table:table-cell>
          <table:table-cell table:style-name="Таблица3.A2" office:value-type="string">
            <text:p text:style-name="P86">16.02.2016</text:p>
          </table:table-cell>
          <table:table-cell table:style-name="Таблица3.A2" office:value-type="string">
            <text:p text:style-name="P94">7(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6</text:p>
          </table:table-cell>
          <table:table-cell table:style-name="Таблица3.A2" office:value-type="string">
            <text:p text:style-name="P87">Приказ №456 «Об утверждении результатов хронометража рабочего времени и установления <text:s/>норм времени для исполнения определенных <text:s/>операций».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94">9(дев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7</text:p>
          </table:table-cell>
          <table:table-cell table:style-name="Таблица3.A2" office:value-type="string">
            <text:p text:style-name="P87">Регламент 17-Р «Подбор персонала в ООО МФО «ПростоДЕНЬГИ»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94">12(двенадца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8</text:p>
          </table:table-cell>
          <table:table-cell table:style-name="Таблица3.A2" office:value-type="string">
            <text:p text:style-name="P87">Приказ №459/15-ОД «Об утверждении форм отчетов и заданий в службе по общим вопросам ООО МФО «ПростоДЕНЬГИ»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94">10 (дес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49</text:p>
            <text:p text:style-name="P84"/>
          </table:table-cell>
          <table:table-cell table:style-name="Таблица3.A2" office:value-type="string">
            <text:p text:style-name="P87">Приказ № 458 <text:s/>« Об утверждении регламентов по организации документооборота <text:s/>и исполнения заданий в службе по общим вопросам ООО МФО «ПростоДЕНЬГИ»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94">8(во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4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50</text:p>
          </table:table-cell>
          <table:table-cell table:style-name="Таблица3.A1" office:value-type="string">
            <text:p text:style-name="P81">Регламент «О порядке ведения <text:soft-page-break/>кассовых операций и учета карт «Срочная финансовая помощь» в ООО МФО «ПростоДЕНЬГИ» </text:p>
          </table:table-cell>
          <table:table-cell table:style-name="Таблица3.A2" office:value-type="string">
            <text:p text:style-name="P86">04.12.2015</text:p>
          </table:table-cell>
          <table:table-cell table:style-name="Таблица3.A2" office:value-type="string">
            <text:p text:style-name="P86">12(двена<text:soft-page-break/>дца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</text:span></text:span><text:soft-page-break/><text:span text:style-name="Основной_20_шрифт_20_абзаца"><text:span text:style-name="T25">Л.Н.</text:span></text:span></text:p>
          </table:table-cell>
        </table:table-row>
        <table:table-row>
          <table:table-cell table:style-name="Таблица3.A2" office:value-type="string">
            <text:p text:style-name="P84">51</text:p>
          </table:table-cell>
          <table:table-cell table:style-name="Таблица3.A1" office:value-type="string">
            <text:p text:style-name="P81">Регламент о порядке подготовки, выдачи, учета, отзыва и контроля исполнения доверенностей о предоставлении права подписи на документах ООО МФО «ПростоДЕНЬГИ»</text:p>
          </table:table-cell>
          <table:table-cell table:style-name="Таблица3.A2" office:value-type="string">
            <text:p text:style-name="P86">23.11.2015</text:p>
          </table:table-cell>
          <table:table-cell table:style-name="Таблица3.A2" office:value-type="string">
            <text:p text:style-name="P86">5(п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3.A2" office:value-type="string">
            <text:p text:style-name="P84">52</text:p>
          </table:table-cell>
          <table:table-cell table:style-name="Таблица3.A1" office:value-type="string">
            <text:p text:style-name="P81">Кодекс корпоративной этики в ООО МФО «ПростоДЕНЬГИ»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86">12(двеннадца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3</text:p>
          </table:table-cell>
          <table:table-cell table:style-name="Таблица3.A1" office:value-type="string">
            <text:p text:style-name="P81">Приказ № 146/16-ОД от 29.04.2016г. «Об утверждении формы расчетного листка, Инструкции по работе в ПО АРМ для получения информации и печати расчетного листа работника ООО МФО «ПростоДЕНЬГИ» с приложением№1 к приказу № 146/16-ОД от 29.04.2016г , приложением №2 к приказу № 146/16-ОД от 29.04.2016г</text:p>
          </table:table-cell>
          <table:table-cell table:style-name="Таблица3.A2" office:value-type="string">
            <text:p text:style-name="P86">29.04.2016</text:p>
          </table:table-cell>
          <table:table-cell table:style-name="Таблица3.A2" office:value-type="string">
            <text:p text:style-name="P86">4 (четыре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4</text:p>
          </table:table-cell>
          <table:table-cell table:style-name="Таблица3.A1" office:value-type="string">
            <text:p text:style-name="P81">Методические указания по предоставлению услуги «Улучшение кредитной истории» в отделениях продаж ООО МФО «ПростоДЕНЬГИ»</text:p>
          </table:table-cell>
          <table:table-cell table:style-name="Таблица3.A2" office:value-type="string">
            <text:p text:style-name="P86">01.06.2016</text:p>
          </table:table-cell>
          <table:table-cell table:style-name="Таблица3.A2" office:value-type="string">
            <text:p text:style-name="P86">1 (один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5</text:p>
          </table:table-cell>
          <table:table-cell table:style-name="Таблица3.A1" office:value-type="string">
            <text:p text:style-name="P102"><text:span text:style-name="Основной_20_шрифт_20_абзаца"><text:span text:style-name="T6">«Положение об официальном сайте в сети «Интернет» для ООО МФО «ПростоДЕНЬГИ»</text:span></text:span></text:p>
          </table:table-cell>
          <table:table-cell table:style-name="Таблица3.A2" office:value-type="string">
            <text:p text:style-name="P86">16.08.2016</text:p>
          </table:table-cell>
          <table:table-cell table:style-name="Таблица3.A2" office:value-type="string">
            <text:p text:style-name="P86">2 (два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6</text:p>
          </table:table-cell>
          <table:table-cell table:style-name="Таблица3.A1" office:value-type="string">
            <text:p text:style-name="P99">Общие условия договора потребительского займа «Деньги до зарплаты»</text:p>
          </table:table-cell>
          <table:table-cell table:style-name="Таблица3.A2" office:value-type="string">
            <text:p text:style-name="P86">17.08.2016</text:p>
          </table:table-cell>
          <table:table-cell table:style-name="Таблица3.A2" office:value-type="string">
            <text:p text:style-name="P86">3 (три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7</text:p>
          </table:table-cell>
          <table:table-cell table:style-name="Таблица3.A1" office:value-type="string">
            <text:p text:style-name="P99">Кодекс корпоративной этики <text:s/>сотрудников и иных лиц, действующих от имени Микрофинансовой организации ООО МФО «ПростоДЕНЬГИ»</text:p>
          </table:table-cell>
          <table:table-cell table:style-name="Таблица3.A2" office:value-type="string">
            <text:p text:style-name="P86">31.12.2015</text:p>
          </table:table-cell>
          <table:table-cell table:style-name="Таблица3.A2" office:value-type="string">
            <text:p text:style-name="P86">9(дев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8</text:p>
          </table:table-cell>
          <table:table-cell table:style-name="Таблица3.A1" office:value-type="string">
            <text:p text:style-name="P99">Инструкция по оформлению документов в отделениях продаж ООО МФО «ПростоДЕНЬГИ»</text:p>
          </table:table-cell>
          <table:table-cell table:style-name="Таблица3.A2" office:value-type="string">
            <text:p text:style-name="P86">26.08.2016</text:p>
          </table:table-cell>
          <table:table-cell table:style-name="Таблица3.A2" office:value-type="string">
            <text:p text:style-name="P86">3 (три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59</text:p>
          </table:table-cell>
          <table:table-cell table:style-name="Таблица3.A1" office:value-type="string">
            <text:p text:style-name="P102"><text:span text:style-name="Основной_20_шрифт_20_абзаца"><text:span text:style-name="T6">Правила предоставления т обслуживания потребительских займов в рамках микрофинансовой линии </text:span></text:span><text:span text:style-name="Основной_20_шрифт_20_абзаца"><text:span text:style-name="T7">VISA</text:span></text:span><text:span text:style-name="Основной_20_шрифт_20_абзаца"><text:span text:style-name="T6"> и </text:span></text:span><text:span text:style-name="Основной_20_шрифт_20_абзаца"><text:span text:style-name="T7">MASTERCARD</text:span></text:span><text:span text:style-name="Основной_20_шрифт_20_абзаца"><text:span text:style-name="T6"> </text:span></text:span><text:span text:style-name="Основной_20_шрифт_20_абзаца"><text:span text:style-name="T7">Worldwide</text:span></text:span><text:span text:style-name="Основной_20_шрифт_20_абзаца"><text:span text:style-name="T6"> «Срочная финансовая помощь»</text:span></text:span></text:p>
          </table:table-cell>
          <table:table-cell table:style-name="Таблица3.A2" office:value-type="string">
            <text:p text:style-name="P86">26.08.2016</text:p>
          </table:table-cell>
          <table:table-cell table:style-name="Таблица3.A2" office:value-type="string">
            <text:p text:style-name="P86">7 (сем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60</text:p>
          </table:table-cell>
          <table:table-cell table:style-name="Таблица3.A1" office:value-type="string">
            <text:p text:style-name="P99">Положение о защите персональных данных работников в ООО МФО «ПростоДЕНЬГИ»</text:p>
          </table:table-cell>
          <table:table-cell table:style-name="Таблица3.A2" office:value-type="string">
            <text:p text:style-name="P86">18.03.2016</text:p>
          </table:table-cell>
          <table:table-cell table:style-name="Таблица3.A2" office:value-type="string">
            <text:p text:style-name="P86">22(двадцать две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61</text:p>
          </table:table-cell>
          <table:table-cell table:style-name="Таблица3.A1" office:value-type="string">
            <text:p text:style-name="P99">Положение об обработке персональных данных контрагентов в ООО МФО «ПростоДЕНЬГИ»</text:p>
          </table:table-cell>
          <table:table-cell table:style-name="Таблица3.A2" office:value-type="string">
            <text:p text:style-name="P86">18.03.2016</text:p>
          </table:table-cell>
          <table:table-cell table:style-name="Таблица3.A2" office:value-type="string">
            <text:p text:style-name="P86">11(одиннадца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  <table:table-row>
          <table:table-cell table:style-name="Таблица3.A2" office:value-type="string">
            <text:p text:style-name="P84">62</text:p>
          </table:table-cell>
          <table:table-cell table:style-name="Таблица3.A1" office:value-type="string">
            <text:p text:style-name="P99">Положение об обработке и защите персональных данных клиентов в ООО МФО «ПростоДЕНЬГИ»</text:p>
          </table:table-cell>
          <table:table-cell table:style-name="Таблица3.A2" office:value-type="string">
            <text:p text:style-name="P86">17.08.2016</text:p>
          </table:table-cell>
          <table:table-cell table:style-name="Таблица3.A2" office:value-type="string">
            <text:p text:style-name="P86">25 (двадцать пять)</text:p>
          </table:table-cell>
          <table:table-cell table:style-name="Таблица3.A2" office:value-type="string">
            <text:p text:style-name="P86"/>
          </table:table-cell>
          <table:table-cell table:style-name="Таблица3.A2" office:value-type="string">
            <text:p text:style-name="P88"/>
          </table:table-cell>
          <table:table-cell table:style-name="Таблица3.A1" office:value-type="string">
            <text:p text:style-name="P85">Седова Л.Н.</text:p>
          </table:table-cell>
        </table:table-row>
      </table:table>
      <text:p text:style-name="P104"/>
      <text:p text:style-name="P107"/>
      <text:p text:style-name="P105">Дополнительно:</text:p>
      <text:p text:style-name="P104"/>
      <text:p text:style-name="P106"><text:span text:style-name="Основной_20_шрифт_20_абзаца"><text:span text:style-name="T21">Для </text:span></text:span><text:span text:style-name="Основной_20_шрифт_20_абзаца"><text:span text:style-name="T20">работников службы продаж и клиентского обслуживания</text:span></text:span></text:p>
      <text:p text:style-name="P10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/>
        <table:table-column table:style-name="Таблица4.G"/>
        <table:table-row table:style-name="Таблица4.1">
          <table:table-cell table:style-name="Таблица4.A1" office:value-type="string">
            <text:p text:style-name="P88">№</text:p>
          </table:table-cell>
          <table:table-cell table:style-name="Таблица4.A1" office:value-type="string">
            <text:p text:style-name="P100">Наименование инструктажа,</text:p>
            <text:p text:style-name="P100">локального нормативного <text:s/>документа.</text:p>
          </table:table-cell>
          <table:table-cell table:style-name="Таблица4.A1" office:value-type="string">
            <text:p text:style-name="P100">Дата</text:p>
            <text:p text:style-name="P100">утверждения, (принятия) </text:p>
            <text:p text:style-name="P100">документа</text:p>
          </table:table-cell>
          <table:table-cell table:style-name="Таблица4.A1" office:value-type="string">
            <text:p text:style-name="P101">Количество</text:p>
            <text:p text:style-name="P96"><text:span text:style-name="Основной_20_шрифт_20_абзаца"><text:span text:style-name="T31">Листов в документе</text:span></text:span></text:p>
          </table:table-cell>
          <table:table-cell table:style-name="Таблица4.A1" office:value-type="string">
            <text:p text:style-name="P100">Дата ознакомления</text:p>
            <text:p text:style-name="P100"><text:s/>с инструктажами, </text:p>
            <text:p text:style-name="P100">локальными нормативными документами</text:p>
          </table:table-cell>
          <table:table-cell table:style-name="Таблица4.A1" office:value-type="string">
            <text:p text:style-name="P100">Личная</text:p>
            <text:p text:style-name="P100"><text:s/>подпись инструктируемого об ознакомлении с инструктажами, <text:s/>локальными нормативными документами</text:p>
          </table:table-cell>
          <table:table-cell table:style-name="Таблица4.A1" office:value-type="string">
            <text:p text:style-name="P100">Ф.И.О., должность, подпись лица проводившего инструктаж/ознакомление</text:p>
          </table:table-cell>
        </table:table-row>
        <table:table-row>
          <table:table-cell table:style-name="Таблица4.A2" office:value-type="string">
            <text:p text:style-name="P86">1</text:p>
          </table:table-cell>
          <table:table-cell table:style-name="Таблица4.A1" office:value-type="string">
            <text:p text:style-name="P87">Перечень документов информационной папки для клиента </text:p>
          </table:table-cell>
          <table:table-cell table:style-name="Таблица4.A2" office:value-type="string">
            <text:p text:style-name="P86">20.01.2016</text:p>
          </table:table-cell>
          <table:table-cell table:style-name="Таблица4.A2" office:value-type="string">
            <text:p text:style-name="P94">1(один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84">Седова Л.Н.</text:p>
          </table:table-cell>
        </table:table-row>
        <table:table-row>
          <table:table-cell table:style-name="Таблица4.A2" office:value-type="string">
            <text:p text:style-name="P86">2</text:p>
          </table:table-cell>
          <table:table-cell table:style-name="Таблица4.A1" office:value-type="string">
            <text:p text:style-name="P87">«Порядок предоставления документов при проверке отделений продаж ООО «ПростоДЕНЬГИ» контролирующими организациями» </text:p>
          </table:table-cell>
          <table:table-cell table:style-name="Таблица4.A2" office:value-type="string">
            <text:p text:style-name="P86">14.01.2015</text:p>
          </table:table-cell>
          <table:table-cell table:style-name="Таблица4.A2" office:value-type="string">
            <text:p text:style-name="P94">2(два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4.A2" office:value-type="string">
            <text:p text:style-name="P86">3</text:p>
          </table:table-cell>
          <table:table-cell table:style-name="Таблица4.A1" office:value-type="string">
            <text:p text:style-name="P87">Регламент «О порядке ведения кассовых операций и учета карт «Срочная финансовая помощь» в ООО МФО «ПростоДЕНЬГИ» </text:p>
          </table:table-cell>
          <table:table-cell table:style-name="Таблица4.A2" office:value-type="string">
            <text:p text:style-name="P86">26.09.2016</text:p>
          </table:table-cell>
          <table:table-cell table:style-name="Таблица4.A2" office:value-type="string">
            <text:p text:style-name="P94">12(двенадцать)</text:p>
          </table:table-cell>
          <table:table-cell table:style-name="Таблица4.A1" office:value-type="string">
            <text:p text:style-name="P81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4.A2" office:value-type="string">
            <text:p text:style-name="P86">4</text:p>
          </table:table-cell>
          <table:table-cell table:style-name="Таблица4.A1" office:value-type="string">
            <text:p text:style-name="P87">Регламент <text:s/>№8-Р «Пошаговый порядок работы для специалистов по продажам по выдаче карт «Срочная финансовая помощь»</text:p>
          </table:table-cell>
          <table:table-cell table:style-name="Таблица4.A2" office:value-type="string">
            <text:p text:style-name="P86">20.01.2016</text:p>
          </table:table-cell>
          <table:table-cell table:style-name="Таблица4.A2" office:value-type="string">
            <text:p text:style-name="P94">6(шесть)</text:p>
          </table:table-cell>
          <table:table-cell table:style-name="Таблица4.A1" office:value-type="string">
            <text:p text:style-name="P81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4.A2" office:value-type="string">
            <text:p text:style-name="P86">5</text:p>
          </table:table-cell>
          <table:table-cell table:style-name="Таблица4.A1" office:value-type="string">
            <text:p text:style-name="P87">Инструкция по проверке работоспособности видеокамеры в отделении продаж </text:p>
          </table:table-cell>
          <table:table-cell table:style-name="Таблица4.A2" office:value-type="string">
            <text:p text:style-name="P86">04.07.2015</text:p>
          </table:table-cell>
          <table:table-cell table:style-name="Таблица4.A2" office:value-type="string">
            <text:p text:style-name="P94">1(один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4.A2" office:value-type="string">
            <text:p text:style-name="P86">6</text:p>
          </table:table-cell>
          <table:table-cell table:style-name="Таблица4.A1" office:value-type="string">
            <text:p text:style-name="P87">Положение № 1 о корпоративном стиле одежды в отделениях ООО «ПростоДЕНЬГИ» работающих под брендом «ФинТерра», для сотрудников, осуществляющих работу с клиентами </text:p>
          </table:table-cell>
          <table:table-cell table:style-name="Таблица4.A2" office:value-type="string">
            <text:p text:style-name="P86">02.06.2014</text:p>
          </table:table-cell>
          <table:table-cell table:style-name="Таблица4.A2" office:value-type="string">
            <text:p text:style-name="P94">2(два)</text:p>
          </table:table-cell>
          <table:table-cell table:style-name="Таблица4.A1" office:value-type="string">
            <text:p text:style-name="P81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4.A2" office:value-type="string">
            <text:p text:style-name="P86">7</text:p>
          </table:table-cell>
          <table:table-cell table:style-name="Таблица4.A1" office:value-type="string">
            <text:p text:style-name="P87">Положение о предварительном обучении и наставничестве «ПростоДЕНЬГИ»</text:p>
          </table:table-cell>
          <table:table-cell table:style-name="Таблица4.A2" office:value-type="string">
            <text:p text:style-name="P86">26.10.2015</text:p>
          </table:table-cell>
          <table:table-cell table:style-name="Таблица4.A2" office:value-type="string">
            <text:p text:style-name="P94">11(одиннадцать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102"><text:span text:style-name="Основной_20_шрифт_20_абзаца"><text:span text:style-name="T25">Седова Л.Н.</text:span></text:span></text:p>
          </table:table-cell>
        </table:table-row>
        <table:table-row>
          <table:table-cell table:style-name="Таблица4.A2" office:value-type="string">
            <text:p text:style-name="P86">8</text:p>
          </table:table-cell>
          <table:table-cell table:style-name="Таблица4.A1" office:value-type="string">
            <text:p text:style-name="P87">Инструкцию о порядке выдачи, передачи и хранении ключей в <text:s/>отделениях продаж ООО МФО «ПростоДЕНЬГИ»</text:p>
          </table:table-cell>
          <table:table-cell table:style-name="Таблица4.A2" office:value-type="string">
            <text:p text:style-name="P86">22.03.2016</text:p>
          </table:table-cell>
          <table:table-cell table:style-name="Таблица4.A2" office:value-type="string">
            <text:p text:style-name="P94">3 (три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85">Седова Л.Н.</text:p>
            <text:p text:style-name="P85"/>
            <text:p text:style-name="P85"/>
          </table:table-cell>
        </table:table-row>
        <table:table-row>
          <table:table-cell table:style-name="Таблица4.A2" office:value-type="string">
            <text:p text:style-name="P86">9</text:p>
          </table:table-cell>
          <table:table-cell table:style-name="Таблица4.A1" office:value-type="string">
            <text:p text:style-name="P97"><text:span text:style-name="Основной_20_шрифт_20_абзаца"><text:span text:style-name="T6">Инструкцию по противодействию телефонным мошенникам для работников ООО МФО «ПростоДЕНЬГИ»</text:span></text:span></text:p>
          </table:table-cell>
          <table:table-cell table:style-name="Таблица4.A2" office:value-type="string">
            <text:p text:style-name="P86">28.02.2017</text:p>
          </table:table-cell>
          <table:table-cell table:style-name="Таблица4.A2" office:value-type="string">
            <text:p text:style-name="P94">2 (два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85">Седова Л.Н.</text:p>
            <text:p text:style-name="P85"/>
            <text:p text:style-name="P85"/>
          </table:table-cell>
        </table:table-row>
        <table:table-row>
          <table:table-cell table:style-name="Таблица4.A2" office:value-type="string">
            <text:p text:style-name="P86">10</text:p>
          </table:table-cell>
          <table:table-cell table:style-name="Таблица4.A1" office:value-type="string">
            <text:p text:style-name="P98">Стандарты сервиса на основных этапах обслуживания физических лиц в удаленных каналах обслуживания ООО МФО «ПростоДЕНЬГИ</text:p>
          </table:table-cell>
          <table:table-cell table:style-name="Таблица4.A2" office:value-type="string">
            <text:p text:style-name="P86">09.03.2017</text:p>
          </table:table-cell>
          <table:table-cell table:style-name="Таблица4.A2" office:value-type="string">
            <text:p text:style-name="P94">14(четырнадцать)</text:p>
          </table:table-cell>
          <table:table-cell table:style-name="Таблица4.A2" office:value-type="string">
            <text:p text:style-name="P84"/>
          </table:table-cell>
          <table:table-cell table:style-name="Таблица4.A2" office:value-type="string">
            <text:p text:style-name="P88"/>
          </table:table-cell>
          <table:table-cell table:style-name="Таблица4.A1" office:value-type="string">
            <text:p text:style-name="P85">Седова Л.Н.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nnotation_20_text" style:display-name="annotation text" style:family="paragraph" style:parent-style-name="Standard" style:default-outline-level="" style:list-style-name="">
      <style:text-properties fo:font-size="10pt" fo:language="en" fo:country="GB" style:font-size-asian="10pt" style:language-asian="en" style:country-asian="US" style:font-size-complex="10pt"/>
    </style:style>
    <style:style style:name="Block_20_Text" style:display-name="Block Text" style:family="paragraph" style:parent-style-name="Standard" style:default-outline-level="" style:list-style-name="">
      <style:paragraph-properties fo:margin-left="1cm" fo:margin-right="-0.004cm" fo:text-align="justify" style:justify-single-word="false" fo:text-indent="0cm" style:auto-text-indent="false"/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language="lv" fo:country="LV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Arial Unicode MS" style:font-family-complex="'Arial Unicode MS'" style:font-family-generic-complex="swiss" style:font-pitch-complex="variable" style:language-complex="bo" style:country-complex="CN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1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Обычный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651cm" fo:margin-left="0.85cm" fo:margin-right="0.6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3cm" fo:margin-right="2.24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Footer"/>
      </style:footer>
    </style:master-page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37S</meta:editing-duration>
    <meta:editing-cycles>13</meta:editing-cycles>
    <meta:generator>LibreOffice/4.4.4.3$Windows_x86 LibreOffice_project/2c39ebcf046445232b798108aa8a7e7d89552ea8</meta:generator>
    <dc:date>2017-03-29T16:02:24.286000000</dc:date>
    <meta:document-statistic meta:table-count="4" meta:image-count="0" meta:object-count="0" meta:page-count="9" meta:paragraph-count="474" meta:word-count="1853" meta:character-count="15365" meta:non-whitespace-character-count="13481"/>
    <meta:user-defined meta:name="Info 1"/>
    <meta:user-defined meta:name="Info 2"/>
    <meta:user-defined meta:name="Info 3"/>
    <meta:user-defined meta:name="Info 4"/>
  </office:meta>
</office:document-meta>
</file>